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93B76448E6F263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2" style:family="paragraph" style:parent-style-name="Plain_20_Text">
      <style:text-properties style:font-name="DejaVu Sans Mono" fo:font-size="10pt" fo:language="pt" fo:country="BR" officeooo:rsid="001d158e" officeooo:paragraph-rsid="001d158e" style:font-size-asian="10pt" style:font-name-complex="Courier New" style:font-size-complex="10pt"/>
    </style:style>
    <style:style style:name="P3" style:family="paragraph" style:parent-style-name="Plain_20_Text">
      <style:text-properties style:font-name="DejaVu Sans Mono" fo:font-size="10pt" fo:language="pt" fo:country="BR" style:font-size-asian="10pt" style:font-size-complex="10pt"/>
    </style:style>
    <style:style style:name="P4" style:family="paragraph" style:parent-style-name="Plain_20_Text" style:master-page-name="Standard">
      <style:paragraph-properties style:page-number="auto"/>
      <style:text-properties style:font-name="DejaVu Sans Mono" fo:font-size="10pt" fo:language="pt" fo:country="BR" style:font-size-asian="10pt" style:font-name-complex="Courier New" style:font-size-complex="10pt"/>
    </style:style>
    <style:style style:name="P5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6" style:family="paragraph" style:parent-style-name="Plain_20_Text">
      <style:text-properties style:font-name="DejaVu Sans Mono" fo:font-size="10pt" fo:language="pt" fo:country="BR" officeooo:rsid="001f88e9" officeooo:paragraph-rsid="001f88e9" style:font-size-asian="10pt" style:font-name-complex="Courier New" style:font-size-complex="10pt"/>
    </style:style>
    <style:style style:name="P7" style:family="paragraph" style:parent-style-name="Plain_20_Text">
      <style:text-properties style:font-name="DejaVu Sans Mono" fo:font-size="10pt" fo:language="pt" fo:country="BR" officeooo:paragraph-rsid="001f88e9" style:font-size-asian="10pt" style:font-name-complex="Courier New" style:font-size-complex="10pt"/>
    </style:style>
    <style:style style:name="P8" style:family="paragraph" style:parent-style-name="Plain_20_Text">
      <style:text-properties style:font-name="DejaVu Sans Mono" fo:font-size="10pt" fo:language="pt" fo:country="BR" officeooo:paragraph-rsid="001fe36d" style:font-size-asian="10pt" style:font-name-complex="Courier New" style:font-size-complex="10pt"/>
    </style:style>
    <style:style style:name="P9" style:family="paragraph" style:parent-style-name="Plain_20_Text">
      <style:text-properties style:font-name="DejaVu Sans Mono" fo:font-size="10pt" fo:language="pt" fo:country="BR" officeooo:rsid="001fe36d" officeooo:paragraph-rsid="001fe36d" style:font-size-asian="10pt" style:font-name-complex="Courier New" style:font-size-complex="10pt"/>
    </style:style>
    <style:style style:name="P10" style:family="paragraph" style:parent-style-name="Plain_20_Text">
      <style:text-properties style:font-name="DejaVu Sans Mono" fo:font-size="10pt" fo:language="pt" fo:country="BR" officeooo:rsid="00206b22" officeooo:paragraph-rsid="00206b22" style:font-size-asian="10pt" style:font-name-complex="Courier New" style:font-size-complex="10pt"/>
    </style:style>
    <style:style style:name="P11" style:family="paragraph" style:parent-style-name="Plain_20_Text">
      <style:text-properties style:font-name="DejaVu Sans Mono" fo:font-size="10pt" fo:language="pt" fo:country="BR" officeooo:paragraph-rsid="00206b22" style:font-size-asian="10pt" style:font-name-complex="Courier New" style:font-size-complex="10pt"/>
    </style:style>
    <style:style style:name="P12" style:family="paragraph" style:parent-style-name="Plain_20_Text">
      <style:text-properties style:font-name="DejaVu Sans Mono" fo:font-size="10pt" fo:language="pt" fo:country="BR" officeooo:paragraph-rsid="002196be" style:font-size-asian="10pt" style:font-name-complex="Courier New" style:font-size-complex="10pt"/>
    </style:style>
    <style:style style:name="T1" style:family="text">
      <style:text-properties officeooo:rsid="001d158e"/>
    </style:style>
    <style:style style:name="T2" style:family="text">
      <style:text-properties officeooo:rsid="001f88e9"/>
    </style:style>
    <style:style style:name="T3" style:family="text">
      <style:text-properties officeooo:rsid="001fe36d"/>
    </style:style>
    <style:style style:name="T4" style:family="text">
      <style:text-properties officeooo:rsid="00206b22"/>
    </style:style>
    <style:style style:name="T5" style:family="text">
      <style:text-properties officeooo:rsid="002196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4"/>
      <text:p text:style-name="P1"><text:s text:c="3"/>1: 00:00:15.03 00:00:17.04 <text:s/>Duration 00:00:02.01 <text:s/>31</text:p>
      <text:p text:style-name="P2">A felicidade suíça</text:p>
      <text:p text:style-name="P1"/>
      <text:p text:style-name="P1"><text:s text:c="3"/>2: 00:00:18.19 00:00:21.07 <text:s/>Duration 00:00:02.13 <text:s/>38</text:p>
      <text:p text:style-name="P1">Géopolitis</text:p>
      <text:p text:style-name="P1"/>
      <text:p text:style-name="P1"><text:s text:c="3"/>3: 00:00:21.11 00:00:25.13 <text:s/>Duration 00:00:04.02 <text:s/>61</text:p>
      <text:p text:style-name="P1">Bo<text:span text:style-name="T1">m dia e bem-vindos</text:span></text:p>
      <text:p text:style-name="P1"><text:span text:style-name="T1">a este novo molde</text:span> d<text:span text:style-name="T1">o</text:span># Géopolitis.#</text:p>
      <text:p text:style-name="P1"/>
      <text:p text:style-name="P1"><text:s text:c="3"/>4: 00:00:25.18 00:00:28.06 <text:s/>Duration 00:00:02.13 <text:s/>38</text:p>
      <text:p text:style-name="P6">Agora nós passaremos</text:p>
      <text:p text:style-name="P1">26 minut<text:span text:style-name="T2">os juntos,</text:span></text:p>
      <text:p text:style-name="P1"/>
      <text:p text:style-name="P1"><text:s text:c="3"/>5: 00:00:28.10 00:00:31.14 <text:s/>Duration 00:00:03.04 <text:s/>47</text:p>
      <text:p text:style-name="P7"><text:span text:style-name="T2">e hoje</text:span>, p<text:span text:style-name="T2">ara falar</text:span></text:p>
      <text:p text:style-name="P7"><text:span text:style-name="T2">de um país querido nosso</text:span>,</text:p>
      <text:p text:style-name="P1"/>
      <text:p text:style-name="P1"><text:s text:c="3"/>6: 00:00:31.18 00:00:33.01 <text:s/>Duration 00:00:01.08 <text:s/>20</text:p>
      <text:p text:style-name="P1">a Suíça.</text:p>
      <text:p text:style-name="P1"/>
      <text:p text:style-name="P1"><text:s text:c="3"/>7: 00:00:33.05 00:00:34.02 <text:s/>Duration 00:00:00.22 <text:s/>13</text:p>
      <text:p text:style-name="P1"><text:span text:style-name="T2">Em pauta</text:span>,</text:p>
      <text:p text:style-name="P1"/>
      <text:p text:style-name="P1"><text:s text:c="3"/>8: 00:00:34.06 00:00:36.08 <text:s/>Duration 00:00:02.02 <text:s/>31</text:p>
      <text:p text:style-name="P7">ind<text:span text:style-name="T2">e</text:span>pend<text:span text:style-name="T2">ência</text:span>,</text:p>
      <text:p text:style-name="P7">neutrali<text:span text:style-name="T2">dade</text:span>, prosp<text:span text:style-name="T2">e</text:span>ri<text:span text:style-name="T2">dade</text:span>.</text:p>
      <text:p text:style-name="P1"/>
      <text:p text:style-name="P1"><text:s text:c="3"/>9: 00:00:36.12 00:00:38.23 <text:s/>Duration 00:00:02.11 <text:s/>37</text:p>
      <text:p text:style-name="P1"><text:span text:style-name="T2">O modelo</text:span> helvético</text:p>
      <text:p text:style-name="P1"><text:span text:style-name="T2">ainda é invejado</text:span>?</text:p>
      <text:p text:style-name="P1"/>
      <text:p text:style-name="P1"><text:s text:c="2"/>10: 00:00:39.02 00:00:41.13 <text:s/>Duration 00:00:02.11 <text:s/>37</text:p>
      <text:p text:style-name="P1">Qu<text:span text:style-name="T2">al é o lugar</text:span> da Suíça <text:span text:style-name="T2">no</text:span> mundo?</text:p>
      <text:p text:style-name="P1"/>
      <text:p text:style-name="P1"><text:s text:c="2"/>11: 00:00:42.03 00:00:43.21 <text:s/>Duration 00:00:01.18 <text:s/>26</text:p>
      <text:p text:style-name="P7">S<text:span text:style-name="T2">igilo</text:span> bancário,</text:p>
      <text:p text:style-name="P7"><text:span text:style-name="T2">evasão</text:span> fiscal,</text:p>
      <text:p text:style-name="P1"/>
      <text:p text:style-name="P1"><text:s text:c="2"/>12: 00:00:44.00 00:00:46.16 <text:s/>Duration 00:00:02.16 <text:s/>40</text:p>
      <text:p text:style-name="P1"><text:span text:style-name="T2">a </text:span>image<text:span text:style-name="T2">m do</text:span> país</text:p>
      <text:p text:style-name="P1"><text:span text:style-name="T2">sofreu com esses escândalo</text:span>s?</text:p>
      <text:p text:style-name="P1"/>
      <text:p text:style-name="P1"><text:s text:c="2"/>13: 00:00:46.21 00:00:49.04 <text:s/>Duration 00:00:02.08 <text:s/>35</text:p>
      <text:p text:style-name="P1">Com<text:span text:style-name="T2">o somos vistos no exterior</text:span>?</text:p>
      <text:p text:style-name="P1"/>
      <text:p text:style-name="P1"><text:s text:c="2"/>14: 00:00:49.21 00:00:52.14 <text:s/>Duration 00:00:02.18 <text:s/>41</text:p>
      <text:p text:style-name="P1">Roger Federer</text:p>
      <text:p text:style-name="P1"><text:span text:style-name="T2">é nosso melhor embaixado</text:span>r?</text:p>
      <text:p text:style-name="P1"/>
      <text:p text:style-name="P1"><text:s text:c="2"/>15: 00:00:52.18 00:00:55.15 <text:s/>Duration 00:00:02.22 <text:s/>43</text:p>
      <text:p text:style-name="P1">R<text:span text:style-name="T2">esposta de outro embaixador,</text:span></text:p>
      <text:p text:style-name="P6">este oficial,</text:p>
      <text:p text:style-name="P1"/>
      <text:p text:style-name="P1"><text:s text:c="2"/>16: 00:00:55.19 00:00:57.22 <text:s/>Duration 00:00:02.03 <text:s/>32</text:p>
      <text:p text:style-name="P1">Nicolas Bideau <text:span text:style-name="T2">é nosso convidado</text:span>.</text:p>
      <text:p text:style-name="P1"/>
      <text:p text:style-name="P1"><text:s text:c="2"/>17: 00:00:58.13 00:01:00.21 <text:s/>Duration 00:00:02.08 <text:s/>35</text:p>
      <text:p text:style-name="P1">Enfi<text:span text:style-name="T2">m</text:span>, <text:span text:style-name="T2">faremos um desvio</text:span></text:p>
      <text:p text:style-name="P1"><text:soft-page-break/>p<text:span text:style-name="T2">o</text:span>r Bruxel<text:span text:style-name="T2">a</text:span>s.</text:p>
      <text:p text:style-name="P1"/>
      <text:p text:style-name="P1"><text:s text:c="2"/>18: 00:01:01.00 00:01:03.08 <text:s/>Duration 00:00:02.08 <text:s/>35</text:p>
      <text:p text:style-name="P7"><text:span text:style-name="T2">As negociações </text:span>Suíça-U<text:span text:style-name="T2">E</text:span></text:p>
      <text:p text:style-name="P7"><text:span text:style-name="T2">se arrastam.</text:span></text:p>
      <text:p text:style-name="P1"/>
      <text:p text:style-name="P1"><text:s text:c="2"/>19: 00:01:03.12 00:01:06.12 <text:s/>Duration 00:00:03.00 <text:s/>45</text:p>
      <text:p text:style-name="P7"><text:span text:style-name="T2">Em</text:span> Bruxelas, <text:span text:style-name="T2">a</text:span> Suíça</text:p>
      <text:p text:style-name="P7">qu<text:span text:style-name="T2">e quer fazer tudo diferente</text:span></text:p>
      <text:p text:style-name="P1"/>
      <text:p text:style-name="P1"><text:s text:c="2"/>20: 00:01:06.16 00:01:08.12 <text:s/>Duration 00:00:01.21 <text:s/>28</text:p>
      <text:p text:style-name="P1">com<text:span text:style-name="T2">eça a irritar</text:span>.</text:p>
      <text:p text:style-name="P1"/>
      <text:p text:style-name="P1"><text:s text:c="2"/>21: 00:01:10.23 00:01:14.02 <text:s/>Duration 00:00:03.04 <text:s/>47</text:p>
      <text:p text:style-name="P6">Muito foi dito</text:p>
      <text:p text:style-name="P1">s<text:span text:style-name="T2">obre </text:span>a prosp<text:span text:style-name="T2">e</text:span>ri<text:span text:style-name="T2">dade</text:span> d<text:span text:style-name="T2">o</text:span>s <text:span text:style-name="T2">s</text:span>uíç<text:span text:style-name="T2">o</text:span>s,</text:p>
      <text:p text:style-name="P1"/>
      <text:p text:style-name="P1"><text:s text:c="2"/>22: 00:01:14.06 00:01:16.24 <text:s/>Duration 00:00:02.18 <text:s/>41</text:p>
      <text:p text:style-name="P6">sua pontualidade,</text:p>
      <text:p text:style-name="P6">sua organização impecável,</text:p>
      <text:p text:style-name="P1"/>
      <text:p text:style-name="P1"><text:s text:c="2"/>23: 00:01:17.03 00:01:20.05 <text:s/>Duration 00:00:03.02 <text:s/>46</text:p>
      <text:p text:style-name="P6">a precisão das máquinas,</text:p>
      <text:p text:style-name="P1">a quali<text:span text:style-name="T2">dade</text:span> d<text:span text:style-name="T2">as escola</text:span>s...</text:p>
      <text:p text:style-name="P1"/>
      <text:p text:style-name="P1"><text:s text:c="2"/>24: 00:01:20.09 00:01:23.12 <text:s/>Duration 00:00:03.03 <text:s/>47</text:p>
      <text:p text:style-name="P1"><text:span text:style-name="T2">Poderíamos acrescentar</text:span>,</text:p>
      <text:p text:style-name="P1"><text:span text:style-name="T2">sem medo dos</text:span> clich<text:span text:style-name="T2">ê</text:span>s,</text:p>
      <text:p text:style-name="P1"/>
      <text:p text:style-name="P1"><text:s text:c="2"/>25: 00:01:23.16 00:01:28.03 <text:s/>Duration 00:00:04.12 <text:s/>67</text:p>
      <text:p text:style-name="P6">a suntuosidade de nossas paisagens</text:p>
      <text:p text:style-name="P1"><text:span text:style-name="T2">e a excelência do</text:span> no<text:span text:style-name="T2">sso</text:span> chocolat<text:span text:style-name="T2">e</text:span>.</text:p>
      <text:p text:style-name="P1"/>
      <text:p text:style-name="P1"><text:s text:c="2"/>26: 00:01:28.22 00:01:31.00 <text:s/>Duration 00:00:02.03 <text:s/>32</text:p>
      <text:p text:style-name="P1"><text:span text:style-name="T3">A</text:span> quali<text:span text:style-name="T3">dade</text:span> suíça,</text:p>
      <text:p text:style-name="P1"><text:span text:style-name="T3">nosso famoso# </text:span>Swiss made,<text:span text:style-name="T3">#</text:span></text:p>
      <text:p text:style-name="P1"/>
      <text:p text:style-name="P1"><text:s text:c="2"/>27: 00:01:31.04 00:01:32.17 <text:s/>Duration 00:00:01.13 <text:s/>23</text:p>
      <text:p text:style-name="P1"><text:span text:style-name="T3">é muito admirado lá fora</text:span>.</text:p>
      <text:p text:style-name="P1"/>
      <text:p text:style-name="P1"><text:s text:c="2"/>28: 00:01:32.21 00:01:36.08 <text:s/>Duration 00:00:03.12 <text:s/>52</text:p>
      <text:p text:style-name="P8">Ma<text:span text:style-name="T3">s como</text:span> a Suíça <text:span text:style-name="T3">é realmente</text:span></text:p>
      <text:p text:style-name="P8"><text:span text:style-name="T3">interpretada no exterior</text:span>?</text:p>
      <text:p text:style-name="P1"/>
      <text:p text:style-name="P1"><text:s text:c="2"/>29: 00:01:36.23 00:01:38.24 <text:s/>Duration 00:00:02.01 <text:s/>31</text:p>
      <text:p text:style-name="P1">S<text:span text:style-name="T3">uas influência</text:span> política</text:p>
      <text:p text:style-name="P1">e<text:span text:style-name="T3"> diplomacia</text:span></text:p>
      <text:p text:style-name="P1"/>
      <text:p text:style-name="P1"><text:s text:c="2"/>30: 00:01:39.03 00:01:41.22 <text:s/>Duration 00:00:02.19 <text:s/>41</text:p>
      <text:p text:style-name="P8"><text:span text:style-name="T3">estão à altura</text:span></text:p>
      <text:p text:style-name="P8"><text:span text:style-name="T3">da sua prosperidade econômica</text:span>?</text:p>
      <text:p text:style-name="P1"/>
      <text:p text:style-name="P1"><text:s text:c="2"/>31: 00:01:42.01 00:01:45.16 <text:s/>Duration 00:00:03.15 <text:s/>54</text:p>
      <text:p text:style-name="P1"><text:span text:style-name="T3">Pois</text:span> prosp<text:span text:style-name="T3">eridade existe</text:span>,</text:p>
      <text:p text:style-name="P1">é incontest<text:span text:style-name="T3">ável</text:span>.</text:p>
      <text:p text:style-name="P1"/>
      <text:p text:style-name="P1"><text:s text:c="2"/>32: 00:01:46.06 00:01:48.01 <text:s/>Duration 00:00:01.20 <text:s/>27</text:p>
      <text:p text:style-name="P8"><text:span text:style-name="T3">O</text:span>s <text:span text:style-name="T3">s</text:span>uíç<text:span text:style-name="T3">o</text:span>s</text:p>
      <text:p text:style-name="P8"><text:span text:style-name="T3">são os mais ricos do mundo.</text:span></text:p>
      <text:p text:style-name="P1"/>
      <text:p text:style-name="P1"><text:soft-page-break/><text:s text:c="2"/>33: 00:01:48.05 00:01:50.15 <text:s/>Duration 00:00:02.10 <text:s/>36</text:p>
      <text:p text:style-name="P8">U<text:span text:style-name="T3">m estudo do</text:span> Crédit <text:span text:style-name="T3">Suisse</text:span></text:p>
      <text:p text:style-name="P8">confirm<text:span text:style-name="T3">a</text:span>,</text:p>
      <text:p text:style-name="P1"/>
      <text:p text:style-name="P1"><text:s text:c="2"/>34: 00:01:50.19 00:01:53.24 <text:s/>Duration 00:00:03.05 <text:s/>48</text:p>
      <text:p text:style-name="P8"><text:span text:style-name="T3">com</text:span> 537.000, <text:span text:style-name="T3">e</text:span>quivalent<text:span text:style-name="T3">e</text:span> e<text:span text:style-name="T3">m dólare</text:span>s,</text:p>
      <text:p text:style-name="P8">p<text:span text:style-name="T3">o</text:span>r habitant<text:span text:style-name="T3">e</text:span>.</text:p>
      <text:p text:style-name="P1"/>
      <text:p text:style-name="P1"><text:s text:c="2"/>35: 00:01:54.03 00:01:56.23 <text:s/>Duration 00:00:02.20 <text:s/>42</text:p>
      <text:p text:style-name="P9">Está na frente da Austrália,</text:p>
      <text:p text:style-name="P1">402 mil dólares,</text:p>
      <text:p text:style-name="P1"/>
      <text:p text:style-name="P1"><text:s text:c="2"/>36: 00:01:57.02 00:02:00.03 <text:s/>Duration 00:00:03.01 <text:s/>46</text:p>
      <text:p text:style-name="P1">e <text:span text:style-name="T3">dos americanos,</text:span></text:p>
      <text:p text:style-name="P1">388 mil dólares.</text:p>
      <text:p text:style-name="P1"/>
      <text:p text:style-name="P1"><text:s text:c="2"/>37: 00:02:00.18 00:02:02.22 <text:s/>Duration 00:00:02.04 <text:s/>32</text:p>
      <text:p text:style-name="P8"><text:span text:style-name="T3">Praticamente</text:span></text:p>
      <text:p text:style-name="P8"><text:span text:style-name="T3">não há desemprego aqui</text:span>,</text:p>
      <text:p text:style-name="P1"/>
      <text:p text:style-name="P1"><text:s text:c="2"/>38: 00:02:03.01 00:02:05.12 <text:s/>Duration 00:00:02.11 <text:s/>37</text:p>
      <text:p text:style-name="P1">2,4% da população <text:span text:style-name="T3">ativa,</text:span></text:p>
      <text:p text:style-name="P1"/>
      <text:p text:style-name="P1"><text:s text:c="2"/>39: 00:02:05.16 00:02:07.22 <text:s/>Duration 00:00:02.06 <text:s/>34</text:p>
      <text:p text:style-name="P9">no mesmo nível</text:p>
      <text:p text:style-name="P9">da República Tcheca,</text:p>
      <text:p text:style-name="P1"/>
      <text:p text:style-name="P1"><text:s text:c="2"/>40: 00:02:08.01 00:02:10.07 <text:s/>Duration 00:00:02.06 <text:s/>34</text:p>
      <text:p text:style-name="P1">ma<text:span text:style-name="T3">s melhor que a Alemanha</text:span>, 3,4%.</text:p>
      <text:p text:style-name="P1"/>
      <text:p text:style-name="P1"><text:s text:c="2"/>41: 00:02:10.11 00:02:13.15 <text:s/>Duration 00:00:03.04 <text:s/>47</text:p>
      <text:p text:style-name="P1">E<text:span text:style-name="T3">m</text:span> compara<text:span text:style-name="T3">ção</text:span>,</text:p>
      <text:p text:style-name="P1">a Fran<text:span text:style-name="T3">ça ainda tem</text:span> 9,1%</text:p>
      <text:p text:style-name="P1"/>
      <text:p text:style-name="P1"><text:s text:c="2"/>42: 00:02:13.19 00:02:17.00 <text:s/>Duration 00:00:03.06 <text:s/>49</text:p>
      <text:p text:style-name="P1">e <text:span text:style-name="T3">a Itália,</text:span> 10,7% de <text:span text:style-name="T3">desemprego.</text:span></text:p>
      <text:p text:style-name="P1"/>
      <text:p text:style-name="P1"><text:s text:c="2"/>43: 00:02:17.24 00:02:21.08 <text:s/>Duration 00:00:03.09 <text:s/>50</text:p>
      <text:p text:style-name="P1">Cer<text:span text:style-name="T3">eja do bolo</text:span>, <text:span text:style-name="T3">as contas</text:span></text:p>
      <text:p text:style-name="P1"><text:span text:style-name="T3">da Confederação H</text:span>elvétic<text:span text:style-name="T3">a</text:span></text:p>
      <text:p text:style-name="P1"/>
      <text:p text:style-name="P1"><text:s text:c="2"/>44: 00:02:21.12 00:02:24.02 <text:s/>Duration 00:00:02.15 <text:s/>39</text:p>
      <text:p text:style-name="P1"><text:span text:style-name="T3">têm</text:span> exc<text:span text:style-name="T4">e</text:span>dent<text:span text:style-name="T4">e</text:span>s <text:span text:style-name="T4">de dar inveja,</text:span></text:p>
      <text:p text:style-name="P1"/>
      <text:p text:style-name="P1"><text:s text:c="2"/>45: 00:02:24.06 00:02:26.17 <text:s/>Duration 00:00:02.11 <text:s/>37</text:p>
      <text:p text:style-name="P1">2 bilhões <text:span text:style-name="T4">e </text:span>300 milhões</text:p>
      <text:p text:style-name="P1">pr<text:span text:style-name="T4">evistos este</text:span> an<text:span text:style-name="T4">o</text:span>.</text:p>
      <text:p text:style-name="P1"/>
      <text:p text:style-name="P1"><text:s text:c="2"/>46: 00:02:26.22 00:02:29.17 <text:s/>Duration 00:00:02.20 <text:s/>42</text:p>
      <text:p text:style-name="P10">Coisas, é lógico,</text:p>
      <text:p text:style-name="P1"><text:span text:style-name="T4">de que</text:span> os suíços <text:span text:style-name="T4">se orgulham</text:span>,</text:p>
      <text:p text:style-name="P1"/>
      <text:p text:style-name="P1"><text:s text:c="2"/>47: 00:02:29.21 00:02:31.02 <text:s/>Duration 00:00:01.06 <text:s/>19</text:p>
      <text:p text:style-name="P1">ma<text:span text:style-name="T4">s eles são</text:span> discret<text:span text:style-name="T4">os</text:span></text:p>
      <text:p text:style-name="P1"/>
      <text:p text:style-name="P1"><text:s text:c="2"/>48: 00:02:31.06 00:02:33.09 <text:s/>Duration 00:00:02.03 <text:s/>32</text:p>
      <text:p text:style-name="P1">e <text:span text:style-name="T4">evitam de se gabar por aí,</text:span></text:p>
      <text:p text:style-name="P1"/>
      <text:p text:style-name="P1"><text:s text:c="2"/>49: 00:02:33.13 00:02:35.21 <text:s/>Duration 00:00:02.08 <text:s/>35</text:p>
      <text:p text:style-name="P11"><text:span text:style-name="T4">de receio</text:span></text:p>
      <text:p text:style-name="P11"><text:soft-page-break/><text:span text:style-name="T4">que lhes roubem o modelo.</text:span></text:p>
      <text:p text:style-name="P1"/>
      <text:p text:style-name="P1"><text:s text:c="2"/>50: 00:02:37.00 00:02:40.11 <text:s/>Duration 00:00:03.11 <text:s/>52</text:p>
      <text:p text:style-name="P1">Ind<text:span text:style-name="T4">ependência</text:span></text:p>
      <text:p text:style-name="P1"/>
      <text:p text:style-name="P1"><text:s text:c="2"/>51: 00:02:48.11 00:02:52.00 <text:s/>Duration 00:00:03.14 <text:s/>53</text:p>
      <text:p text:style-name="P11">#<text:span text:style-name="T4">A </text:span>ind<text:span text:style-name="T4">e</text:span>pend<text:span text:style-name="T4">ência</text:span> glorifi<text:span text:style-name="T4">cada</text:span></text:p>
      <text:p text:style-name="P11"><text:span text:style-name="T4">em nosso hino nacional</text:span>#</text:p>
      <text:p text:style-name="P1"/>
      <text:p text:style-name="P1"><text:s text:c="2"/>52: 00:02:52.04 00:02:54.04 <text:s/>Duration 00:00:02.00 <text:s/>30</text:p>
      <text:p text:style-name="P11">#inscrit<text:span text:style-name="T4">a profundamente</text:span></text:p>
      <text:p text:style-name="P11"><text:span text:style-name="T4">na</text:span>s ment<text:span text:style-name="T4">e</text:span>s.#</text:p>
      <text:p text:style-name="P1"/>
      <text:p text:style-name="P1"><text:s text:c="2"/>53: 00:02:54.08 00:02:57.06 <text:s/>Duration 00:00:02.23 <text:s/>44</text:p>
      <text:p text:style-name="P1">#Os suíços <text:span text:style-name="T4">apegam-se a ela</text:span></text:p>
      <text:p text:style-name="P1">com<text:span text:style-name="T4">o cracas à rocha</text:span>,#</text:p>
      <text:p text:style-name="P1"/>
      <text:p text:style-name="P1"><text:s text:c="2"/>54: 00:02:57.11 00:03:00.03 <text:s/>Duration 00:00:02.17 <text:s/>40</text:p>
      <text:p text:style-name="P1">#<text:span text:style-name="T4">há muito tempo, desde sempre</text:span>,#</text:p>
      <text:p text:style-name="P1"/>
      <text:p text:style-name="P1"><text:s text:c="2"/>55: 00:03:01.04 00:03:05.03 <text:s/>Duration 00:00:03.24 <text:s/>59</text:p>
      <text:p text:style-name="P1">#de<text:span text:style-name="T4">sde um certo dia</text:span></text:p>
      <text:p text:style-name="P1"><text:span text:style-name="T4">do mês de agosto de</text:span> 1291.#</text:p>
      <text:p text:style-name="P1"/>
      <text:p text:style-name="P1"><text:s text:c="2"/>56: 00:03:05.08 00:03:08.22 <text:s/>Duration 00:00:03.14 <text:s/>53</text:p>
      <text:p text:style-name="P1">#<text:span text:style-name="T4">As três</text:span> Suíças d<text:span text:style-name="T4">o</text:span>s val<text:span text:style-name="T4">e</text:span>s</text:p>
      <text:p text:style-name="P1">d<text:span text:style-name="T4">e </text:span>Uri, Schwyz e Nidwald#</text:p>
      <text:p text:style-name="P1"/>
      <text:p text:style-name="P1"><text:s text:c="2"/>57: 00:03:09.01 00:03:12.00 <text:s/>Duration 00:00:02.24 <text:s/>44</text:p>
      <text:p text:style-name="P11">#<text:span text:style-name="T4">juraram-se então</text:span></text:p>
      <text:p text:style-name="P11"><text:span text:style-name="T4">assistência e fidelidade</text:span>,#</text:p>
      <text:p text:style-name="P1"/>
      <text:p text:style-name="P1"><text:s text:c="2"/>58: 00:03:12.04 00:03:14.14 <text:s/>Duration 00:00:02.10 <text:s/>36</text:p>
      <text:p text:style-name="P11">#b<text:span text:style-name="T4">em decididos</text:span></text:p>
      <text:p text:style-name="P11"><text:span text:style-name="T4">a não deixar os</text:span> Habsburg<text:span text:style-name="T4">o</text:span>#</text:p>
      <text:p text:style-name="P1"/>
      <text:p text:style-name="P1"><text:s text:c="2"/>59: 00:03:14.19 00:03:16.17 <text:s/>Duration 00:00:01.23 <text:s/>29</text:p>
      <text:p text:style-name="P11">#domin<text:span text:style-name="T4">arem</text:span></text:p>
      <text:p text:style-name="P11"><text:span text:style-name="T4">o Passo de São</text:span> Got<text:span text:style-name="T4">ardo</text:span>.#</text:p>
      <text:p text:style-name="P1"/>
      <text:p text:style-name="P1"><text:s text:c="2"/>60: 00:03:17.15 00:03:20.19 <text:s/>Duration 00:00:03.04 <text:s/>47</text:p>
      <text:p text:style-name="P1">#Ind<text:span text:style-name="T4">ependência simbolizada</text:span></text:p>
      <text:p text:style-name="P1"><text:span text:style-name="T4">por nosso herói</text:span> na<text:span text:style-name="T4">c</text:span>ional,#</text:p>
      <text:p text:style-name="P1"/>
      <text:p text:style-name="P1"><text:s text:c="2"/>61: 00:03:20.24 00:03:24.10 <text:s/>Duration 00:00:03.11 <text:s/>52</text:p>
      <text:p text:style-name="P1">#n<text:span text:style-name="T4">ão</text:span>, <text:span text:style-name="T4">não é</text:span> Roger Federer,</text:p>
      <text:p text:style-name="P1"><text:span text:style-name="T4">falo</text:span> de Guil<text:span text:style-name="T4">herme</text:span> Tell.#</text:p>
      <text:p text:style-name="P1"/>
      <text:p text:style-name="P1"><text:s text:c="2"/>62: 00:03:24.14 00:03:27.07 <text:s/>Duration 00:00:02.18 <text:s/>41</text:p>
      <text:p text:style-name="P1">#S<text:span text:style-name="T4">ua lenda se perpetua</text:span></text:p>
      <text:p text:style-name="P1"><text:span text:style-name="T4">nos livros de história</text:span>#</text:p>
      <text:p text:style-name="P1"/>
      <text:p text:style-name="P1"><text:s text:c="2"/>63: 00:03:27.11 00:03:30.02 <text:s/>Duration 00:00:02.16 <text:s/>40</text:p>
      <text:p text:style-name="P11">#e <text:span text:style-name="T4">ainda brilha</text:span></text:p>
      <text:p text:style-name="P11"><text:span text:style-name="T4">na nossa moeda de</text:span> 5 franc<text:span text:style-name="T4">o</text:span>s.#</text:p>
      <text:p text:style-name="P1"/>
      <text:p text:style-name="P1"><text:s text:c="2"/>64: 00:03:31.15 00:03:34.06 <text:s/>Duration 00:00:02.16 <text:s/>40</text:p>
      <text:p text:style-name="P11">#<text:span text:style-name="T4">Cantões independentes</text:span></text:p>
      <text:p text:style-name="P11"><text:span text:style-name="T4">do poder</text:span> f<text:span text:style-name="T4">ede</text:span>ral,#</text:p>
      <text:p text:style-name="P1"/>
      <text:p text:style-name="P1"><text:soft-page-break/><text:s text:c="2"/>65: 00:03:34.11 00:03:36.04 <text:s/>Duration 00:00:01.18 <text:s/>26</text:p>
      <text:p text:style-name="P1">#<text:span text:style-name="T4">e comunas, dos cantões.</text:span>#</text:p>
      <text:p text:style-name="P1"/>
      <text:p text:style-name="P1"><text:s text:c="2"/>66: 00:03:36.08 00:03:38.17 <text:s/>Duration 00:00:02.09 <text:s/>35</text:p>
      <text:p text:style-name="P1">#<text:span text:style-name="T5">Assim</text:span> os suíços</text:p>
      <text:p text:style-name="P1">invent<text:span text:style-name="T5">aram o federalismo</text:span>#</text:p>
      <text:p text:style-name="P1"/>
      <text:p text:style-name="P1"><text:s text:c="2"/>67: 00:03:38.21 00:03:40.10 <text:s/>Duration 00:00:01.14 <text:s/>23</text:p>
      <text:p text:style-name="P1">#à <text:span text:style-name="T5">moda</text:span> helvétic<text:span text:style-name="T5">a</text:span>.#</text:p>
      <text:p text:style-name="P1"/>
      <text:p text:style-name="P1"><text:s text:c="2"/>68: 00:03:40.14 00:03:41.18 <text:s/>Duration 00:00:01.04 <text:s/>17</text:p>
      <text:p text:style-name="P12">#4 cultur<text:span text:style-name="T5">a</text:span>s,</text:p>
      <text:p text:style-name="P12">4 l<text:span text:style-name="T5">íngua</text:span>s#</text:p>
      <text:p text:style-name="P1"/>
      <text:p text:style-name="P1"><text:s text:c="2"/>69: 00:03:42.11 00:03:45.06 <text:s/>Duration 00:00:02.20 <text:s/>42</text:p>
      <text:p text:style-name="P12">#r<text:span text:style-name="T5">eunidas</text:span></text:p>
      <text:p text:style-name="P12"><text:span text:style-name="T5">num sutil sistema</text:span> polític<text:span text:style-name="T5">o</text:span>,#</text:p>
      <text:p text:style-name="P1"/>
      <text:p text:style-name="P1"><text:s text:c="2"/>70: 00:03:45.11 00:03:48.12 <text:s/>Duration 00:00:03.01 <text:s/>46</text:p>
      <text:p text:style-name="P1">#o<text:span text:style-name="T5">nde o povo é soberano</text:span>.#</text:p>
      <text:p text:style-name="P1"/>
      <text:p text:style-name="P1"><text:s text:c="2"/>71: 00:03:51.18 00:03:54.06 <text:s/>Duration 00:00:02.13 <text:s/>38</text:p>
      <text:p text:style-name="P12">N<text:span text:style-name="T5">ão</text:span>, ma<text:span text:style-name="T5">s quem é que comanda</text:span></text:p>
      <text:p text:style-name="P12"><text:span text:style-name="T5">na</text:span> Suíça?</text:p>
      <text:p text:style-name="P1"/>
      <text:p text:style-name="P1"><text:s text:c="2"/>72: 00:03:54.11 00:03:55.21 <text:s/>Duration 00:00:01.10 <text:s/>21</text:p>
      <text:p text:style-name="P1">#<text:span text:style-name="T5">O povo</text:span>.#</text:p>
      <text:p text:style-name="P1"/>
      <text:p text:style-name="P1"><text:s text:c="2"/>73: 00:03:56.01 00:03:58.14 <text:s/>Duration 00:00:02.13 <text:s/>38</text:p>
      <text:p text:style-name="P12">#<text:span text:style-name="T5">O povo, o povo, o povo</text:span>.#</text:p>
      <text:p text:style-name="P1"/>
      <text:p text:style-name="P1"><text:s text:c="2"/>74: 00:03:59.11 00:04:01.10 <text:s/>Duration 00:00:01.24 <text:s/>29</text:p>
      <text:p text:style-name="P1">#<text:span text:style-name="T5">Várias vezes por ano,</text:span></text:p>
      <text:p text:style-name="P1">os suíços vot<text:span text:style-name="T5">am</text:span>#</text:p>
      <text:p text:style-name="P1"/>
      <text:p text:style-name="P1"><text:s text:c="2"/>75: 00:04:01.14 00:04:03.11 <text:s/>Duration 00:00:01.22 <text:s/>28</text:p>
      <text:p text:style-name="P1">#ini<text:span text:style-name="T5">ciativas ou referendos,</text:span>#</text:p>
      <text:p text:style-name="P1"/>
      <text:p text:style-name="P1"><text:s text:c="2"/>76: 00:04:03.16 00:04:06.05 <text:s/>Duration 00:00:02.14 <text:s/>38</text:p>
      <text:p text:style-name="P1">#<text:span text:style-name="T5">sobre</text:span> projet<text:span text:style-name="T5">o</text:span>s de l<text:span text:style-name="T5">e</text:span>i,#</text:p>
      <text:p text:style-name="P1"><text:span text:style-name="T5">sobre tudo</text:span>.#</text:p>
      <text:p text:style-name="P1"/>
      <text:p text:style-name="P1"><text:s text:c="2"/>77: 00:04:06.10 00:04:08.10 <text:s/>Duration 00:00:02.00 <text:s/>30</text:p>
      <text:p text:style-name="P1">#<text:span text:style-name="T5">A compra de um avião</text:span> de combat<text:span text:style-name="T5">e</text:span>,#</text:p>
      <text:p text:style-name="P1"/>
      <text:p text:style-name="P1"><text:s text:c="2"/>78: 00:04:08.15 00:04:12.21 <text:s/>Duration 00:00:04.06 <text:s/>64</text:p>
      <text:p text:style-name="P1">#u<text:span text:style-name="T5">ma</text:span> 6<text:span text:style-name="T5">ª</text:span> sema<text:span text:style-name="T5">na de férias paga,</text:span></text:p>
      <text:p text:style-name="P1"><text:span text:style-name="T5">recusada pelo povo</text:span>,#</text:p>
      <text:p text:style-name="P1"/>
      <text:p text:style-name="P1"><text:s text:c="2"/>79: 00:04:13.01 00:04:16.12 <text:s/>Duration 00:00:03.11 <text:s/>52</text:p>
      <text:p text:style-name="P1">#e <text:span text:style-name="T5">votaremos em breve</text:span></text:p>
      <text:p text:style-name="P1"><text:span text:style-name="T5">sobre os chifres</text:span> de nos<text:span text:style-name="T5">sas</text:span> vac<text:span text:style-name="T5">a</text:span>s.#</text:p>
      <text:p text:style-name="P1"/>
      <text:p text:style-name="P1"><text:s text:c="2"/>80: 00:04:18.17 00:04:22.08 <text:s/>Duration 00:00:03.16 <text:s/>55</text:p>
      <text:p text:style-name="P1">#Ind<text:span text:style-name="T5">ependência repetida</text:span></text:p>
      <text:p text:style-name="P1">com<text:span text:style-name="T5">o um</text:span> mantra, à d<text:span text:style-name="T5">ireita, sobretudo</text:span>.#</text:p>
      <text:p text:style-name="P1"/>
      <text:p text:style-name="P1"><text:s text:c="2"/>81: 00:04:22.12 00:04:26.10 <text:s/>Duration 00:00:03.23 <text:s/>59</text:p>
      <text:p text:style-name="P1">#<text:span text:style-name="T5">Ela é brandida em todos os debates</text:span></text:p>
      <text:p text:style-name="P1"><text:span text:style-name="T5">sobre relações com o exterior</text:span>.#</text:p>
      <text:p text:style-name="P1"><text:soft-page-break/></text:p>
      <text:p text:style-name="P1"><text:s text:c="2"/>82: 00:04:26.15 00:04:28.14 <text:s/>Duration 00:00:01.24 <text:s/>29</text:p>
      <text:p text:style-name="P1"><text:span text:style-name="T5">O</text:span> país d<text:span text:style-name="T5">eve se manter soberano</text:span>.</text:p>
      <text:p text:style-name="P1"/>
      <text:p text:style-name="P1"><text:s text:c="2"/>83: 00:04:28.19 00:04:31.01 <text:s/>Duration 00:00:02.07 <text:s/>34</text:p>
      <text:p text:style-name="P1"><text:span text:style-name="T5">Queremos</text:span> que a Suíça</text:p>
      <text:p text:style-name="P1"><text:span text:style-name="T5">continue</text:span> Suíça.</text:p>
      <text:p text:style-name="P1"/>
      <text:p text:style-name="P1"><text:s text:c="2"/>84: 00:04:31.21 00:04:35.14 <text:s/>Duration 00:00:03.18 <text:s/>56</text:p>
      <text:p text:style-name="P1">#<text:span text:style-name="T5">Oportunidades não faltaram,</text:span></text:p>
      <text:p text:style-name="P1"><text:span text:style-name="T5">adesão à União Europeia</text:span>,#</text:p>
      <text:p text:style-name="P1"/>
      <text:p text:style-name="P1"><text:s text:c="2"/>85: 00:04:35.19 00:04:36.18 <text:s/>Duration 00:00:00.24 <text:s/>14</text:p>
      <text:p text:style-name="P1">#rela<text:span text:style-name="T5">ções</text:span> bilat<text:span text:style-name="T5">e</text:span>ra<text:span text:style-name="T5">i</text:span>s,#</text:p>
      <text:p text:style-name="P1"/>
      <text:p text:style-name="P1"><text:s text:c="2"/>86: 00:04:36.22 00:04:38.22 <text:s/>Duration 00:00:02.00 <text:s/>30</text:p>
      <text:p text:style-name="P1">#li<text:span text:style-name="T5">v</text:span>re circula<text:span text:style-name="T5">ção</text:span> de <text:span text:style-name="T5">pessoa</text:span>s.#</text:p>
      <text:p text:style-name="P1"/>
      <text:p text:style-name="P1"><text:s text:c="2"/>87: 00:04:39.01 00:04:40.05 <text:s/>Duration 00:00:01.04 <text:s/>17</text:p>
      <text:p text:style-name="P1"><text:span text:style-name="T5">Parem a imigração</text:span> ma<text:span text:style-name="T5">ciça</text:span>!</text:p>
      <text:p text:style-name="P1"/>
      <text:p text:style-name="P1"><text:s text:c="2"/>88: 00:04:41.22 00:04:44.17 <text:s/>Duration 00:00:02.20 <text:s/>42</text:p>
      <text:p text:style-name="P1">Neutrali<text:span text:style-name="T5">dade</text:span></text:p>
      <text:p text:style-name="P1"/>
      <text:p text:style-name="P1"><text:s text:c="2"/>89: 00:04:46.08 00:04:49.21 <text:s/>Duration 00:00:03.13 <text:s/>53</text:p>
      <text:p text:style-name="P1">#La neutralité, autre pilier#</text:p>
      <text:p text:style-name="P1">#de cette Suíça différente,#</text:p>
      <text:p text:style-name="P1"/>
      <text:p text:style-name="P1"><text:s text:c="2"/>90: 00:04:50.00 00:04:52.09 <text:s/>Duration 00:00:02.09 <text:s/>35</text:p>
      <text:p text:style-name="P1">#boussole de notre diplomatie.#</text:p>
      <text:p text:style-name="P1"/>
      <text:p text:style-name="P1"><text:s text:c="2"/>91: 00:04:53.00 00:04:55.11 <text:s/>Duration 00:00:02.11 <text:s/>37</text:p>
      <text:p text:style-name="P1">#Grâce à elle,</text:p>
      <text:p text:style-name="P1">a Suíça échappera à la Première#</text:p>
      <text:p text:style-name="P1"/>
      <text:p text:style-name="P1"><text:s text:c="2"/>92: 00:04:55.16 00:04:57.10 <text:s/>Duration 00:00:01.19 <text:s/>26</text:p>
      <text:p text:style-name="P1">#et à la Deuxième Guerre mondiale.#</text:p>
      <text:p text:style-name="P1"/>
      <text:p text:style-name="P1"><text:s text:c="2"/>93: 00:04:57.14 00:05:00.10 <text:s/>Duration 00:00:02.21 <text:s/>43</text:p>
      <text:p text:style-name="P1">#Hitler et ses généraux# #n'ont,</text:p>
      <text:p text:style-name="P1">semble-t-il, jamais jugé utile#</text:p>
      <text:p text:style-name="P1"/>
      <text:p text:style-name="P1"><text:s text:c="2"/>94: 00:05:00.14 00:05:03.24 <text:s/>Duration 00:00:03.10 <text:s/>51</text:p>
      <text:p text:style-name="P1">#d'envahir le petit voisin#</text:p>
      <text:p text:style-name="P1">#retranché dans son réduit alpin.#</text:p>
      <text:p text:style-name="P1"/>
      <text:p text:style-name="P1"><text:s text:c="2"/>95: 00:05:05.09 00:05:07.19 <text:s/>Duration 00:00:02.10 <text:s/>36</text:p>
      <text:p text:style-name="P1">#Au nom#</text:p>
      <text:p text:style-name="P1">#de cette sacro-sainte neutralité,#</text:p>
      <text:p text:style-name="P1"/>
      <text:p text:style-name="P1"><text:s text:c="2"/>96: 00:05:07.23 00:05:10.03 <text:s/>Duration 00:00:02.05 <text:s/>33</text:p>
      <text:p text:style-name="P1">#le país des confédérés#</text:p>
      <text:p text:style-name="P1">#se refusera longtemps #</text:p>
      <text:p text:style-name="P1"/>
      <text:p text:style-name="P1"><text:s text:c="2"/>97: 00:05:10.07 00:05:12.01 <text:s/>Duration 00:00:01.19 <text:s/>26</text:p>
      <text:p text:style-name="P1">#à adhérer aux Nations unies.#</text:p>
      <text:p text:style-name="P1"/>
      <text:p text:style-name="P1"><text:s text:c="2"/>98: 00:05:12.07 00:05:14.08 <text:s/>Duration 00:00:02.01 <text:s/>31</text:p>
      <text:p text:style-name="P1">#Il ne franchira le pas#</text:p>
      <text:p text:style-name="P1">#qu'en avril 2002,#</text:p>
      <text:p text:style-name="P1"><text:soft-page-break/></text:p>
      <text:p text:style-name="P1"><text:s text:c="2"/>99: 00:05:14.12 00:05:16.21 <text:s/>Duration 00:00:02.09 <text:s/>35</text:p>
      <text:p text:style-name="P1">#à la suite d'une votation historique,#</text:p>
      <text:p text:style-name="P1"/>
      <text:p text:style-name="P1"><text:s/>100: 00:05:17.00 00:05:19.23 <text:s/>Duration 00:00:02.23 <text:s/>44</text:p>
      <text:p text:style-name="P1">#mais en faisant garantir#</text:p>
      <text:p text:style-name="P1">#son statut de país neutre.#</text:p>
      <text:p text:style-name="P1"/>
      <text:p text:style-name="P1"><text:s/>101: 00:05:20.02 00:05:21.23 <text:s/>Duration 00:00:01.21 <text:s/>28</text:p>
      <text:p text:style-name="P1">#La Suíça n'est pas automatiquement#</text:p>
      <text:p text:style-name="P1"/>
      <text:p text:style-name="P1"><text:s/>102: 00:05:22.03 00:05:24.07 <text:s/>Duration 00:00:02.04 <text:s/>32</text:p>
      <text:p text:style-name="P1">#associée aux sanctions</text:p>
      <text:p text:style-name="P1">internationales adoptées#</text:p>
      <text:p text:style-name="P1"/>
      <text:p text:style-name="P1"><text:s/>103: 00:05:24.12 00:05:26.20 <text:s/>Duration 00:00:02.08 <text:s/>35</text:p>
      <text:p text:style-name="P1">#à l'encontre des fauteurs de guerre.#</text:p>
      <text:p text:style-name="P1"/>
      <text:p text:style-name="P1"><text:s/>104: 00:05:26.24 00:05:29.01 <text:s/>Duration 00:00:02.02 <text:s/>31</text:p>
      <text:p text:style-name="P1">#Il est vrai parfois#</text:p>
      <text:p text:style-name="P1">#que notre neutralité#</text:p>
      <text:p text:style-name="P1"/>
      <text:p text:style-name="P1"><text:s/>105: 00:05:29.05 00:05:31.12 <text:s/>Duration 00:00:02.07 <text:s/>34</text:p>
      <text:p text:style-name="P1">#se révèle à géométrie variable.#</text:p>
      <text:p text:style-name="P1"/>
      <text:p text:style-name="P1"><text:s/>106: 00:05:31.17 00:05:33.13 <text:s/>Duration 00:00:01.21 <text:s/>28</text:p>
      <text:p text:style-name="P1">#Ainsi, au temps de l'apartheid,#</text:p>
      <text:p text:style-name="P1"/>
      <text:p text:style-name="P1"><text:s/>107: 00:05:33.17 00:05:36.14 <text:s/>Duration 00:00:02.22 <text:s/>43</text:p>
      <text:p text:style-name="P1">#a Suíça allait continuer</text:p>
      <text:p text:style-name="P1">de commercer avec l'Afrique du Sud,#</text:p>
      <text:p text:style-name="P1"/>
      <text:p text:style-name="P1"><text:s/>108: 00:05:36.18 00:05:40.00 <text:s/>Duration 00:00:03.07 <text:s/>49</text:p>
      <text:p text:style-name="P1">#pourtant soumise#</text:p>
      <text:p text:style-name="P1">#à un sévère embargo international.#</text:p>
      <text:p text:style-name="P1"/>
      <text:p text:style-name="P1"><text:s/>109: 00:05:41.09 00:05:42.09 <text:s/>Duration 00:00:01.00 <text:s/>15</text:p>
      <text:p text:style-name="P1">#Quoi qu'on en dise,#</text:p>
      <text:p text:style-name="P1"/>
      <text:p text:style-name="P1"><text:s/>110: 00:05:42.23 00:05:45.06 <text:s/>Duration 00:00:02.08 <text:s/>35</text:p>
      <text:p text:style-name="P1">#a Suíça inspire confiance.#</text:p>
      <text:p text:style-name="P1"/>
      <text:p text:style-name="P1"><text:s/>111: 00:05:45.11 00:05:49.03 <text:s/>Duration 00:00:03.17 <text:s/>55</text:p>
      <text:p text:style-name="P1">#É un país stable,#</text:p>
      <text:p text:style-name="P1">#fiable et prospère,#</text:p>
      <text:p text:style-name="P1"/>
      <text:p text:style-name="P1"><text:s/>112: 00:05:49.18 00:05:52.10 <text:s/>Duration 00:00:02.17 <text:s/>40</text:p>
      <text:p text:style-name="P1">#ni pour ni contre, bien au contraire.#</text:p>
      <text:p text:style-name="P1"/>
      <text:p text:style-name="P1"><text:s/>113: 00:05:56.07 00:05:57.10 <text:s/>Duration 00:00:01.03 <text:s/>17</text:p>
      <text:p text:style-name="P1">Bonjour, Nicolas Bideau.</text:p>
      <text:p text:style-name="P1"/>
      <text:p text:style-name="P1"><text:s/>114: 00:05:57.15 00:05:59.03 <text:s/>Duration 00:00:01.13 <text:s/>23</text:p>
      <text:p text:style-name="P1">Bonjour, monsieur l'ambassadeur.</text:p>
      <text:p text:style-name="P1"/>
      <text:p text:style-name="P1"><text:s/>115: 00:05:59.07 00:06:01.10 <text:s/>Duration 00:00:02.03 <text:s/>32</text:p>
      <text:p text:style-name="P1">Vous dirigez depuis 8 ans</text:p>
      <text:p text:style-name="P1">Présence Suíça,</text:p>
      <text:p text:style-name="P1"/>
      <text:p text:style-name="P1"><text:s/>116: 00:06:01.15 00:06:03.10 <text:s/>Duration 00:00:01.20 <text:s/>27</text:p>
      <text:p text:style-name="P1"><text:soft-page-break/>qui est l'organe da confédération</text:p>
      <text:p text:style-name="P1"/>
      <text:p text:style-name="P1"><text:s/>117: 00:06:03.14 00:06:06.04 <text:s/>Duration 00:00:02.15 <text:s/>39</text:p>
      <text:p text:style-name="P1">chargé de promouvoir</text:p>
      <text:p text:style-name="P1">a Suíça à l'étranger,</text:p>
      <text:p text:style-name="P1"/>
      <text:p text:style-name="P1"><text:s/>118: 00:06:06.08 00:06:08.07 <text:s/>Duration 00:00:01.24 <text:s/>29</text:p>
      <text:p text:style-name="P1">de profiler notre país.</text:p>
      <text:p text:style-name="P1"/>
      <text:p text:style-name="P1"><text:s/>119: 00:06:08.11 00:06:10.15 <text:s/>Duration 00:00:02.04 <text:s/>32</text:p>
      <text:p text:style-name="P1">La Suíça est-elle un país aimé?</text:p>
      <text:p text:style-name="P1"/>
      <text:p text:style-name="P1"><text:s/>120: 00:06:10.21 00:06:12.09 <text:s/>Duration 00:00:01.13 <text:s/>23</text:p>
      <text:p text:style-name="P1">Oui. Le boulot est facile.</text:p>
      <text:p text:style-name="P1"/>
      <text:p text:style-name="P1"><text:s/>121: 00:06:12.13 00:06:14.18 <text:s/>Duration 00:00:02.05 <text:s/>33</text:p>
      <text:p text:style-name="P1">On aime notre chocolat,</text:p>
      <text:p text:style-name="P1">nos montagnes, nos montres</text:p>
      <text:p text:style-name="P1"/>
      <text:p text:style-name="P1"><text:s/>122: 00:06:14.22 00:06:16.23 <text:s/>Duration 00:00:02.01 <text:s/>31</text:p>
      <text:p text:style-name="P1">et notre stabilité</text:p>
      <text:p text:style-name="P1">política et économique.</text:p>
      <text:p text:style-name="P1"/>
      <text:p text:style-name="P1"><text:s/>123: 00:06:17.02 00:06:18.15 <text:s/>Duration 00:00:01.13 <text:s/>23</text:p>
      <text:p text:style-name="P1">La Suíça est aimée dans le mundo.</text:p>
      <text:p text:style-name="P1"/>
      <text:p text:style-name="P1"><text:s/>124: 00:06:18.20 00:06:20.05 <text:s/>Duration 00:00:01.10 <text:s/>21</text:p>
      <text:p text:style-name="P1">Mais jalousée aussi parfois?</text:p>
      <text:p text:style-name="P1"/>
      <text:p text:style-name="P1"><text:s/>125: 00:06:20.09 00:06:22.11 <text:s/>Duration 00:00:02.02 <text:s/>31</text:p>
      <text:p text:style-name="P1">Jalousée parfois</text:p>
      <text:p text:style-name="P1">par nos compétiteurs,</text:p>
      <text:p text:style-name="P1"/>
      <text:p text:style-name="P1"><text:s/>126: 00:06:22.15 00:06:24.10 <text:s/>Duration 00:00:01.20 <text:s/>27</text:p>
      <text:p text:style-name="P1">ceux qui aimeraient être</text:p>
      <text:p text:style-name="P1">comme nous</text:p>
      <text:p text:style-name="P1"/>
      <text:p text:style-name="P1"><text:s/>127: 00:06:24.14 00:06:27.24 <text:s/>Duration 00:00:03.10 <text:s/>51</text:p>
      <text:p text:style-name="P1">ou lorsque soi-disant on pique</text:p>
      <text:p text:style-name="P1">l'argent des Français, des Allemands,</text:p>
      <text:p text:style-name="P1"/>
      <text:p text:style-name="P1"><text:s/>128: 00:06:28.03 00:06:30.23 <text:s/>Duration 00:00:02.20 <text:s/>42</text:p>
      <text:p text:style-name="P1">là, il y a un peu de jalousie,</text:p>
      <text:p text:style-name="P1">mais ça va pas mal.</text:p>
      <text:p text:style-name="P1"/>
      <text:p text:style-name="P1"><text:s/>129: 00:06:31.03 00:06:33.11 <text:s/>Duration 00:00:02.08 <text:s/>35</text:p>
      <text:p text:style-name="P1">Au classement international</text:p>
      <text:p text:style-name="P1">des nations,</text:p>
      <text:p text:style-name="P1"/>
      <text:p text:style-name="P1"><text:s/>130: 00:06:33.15 00:06:35.20 <text:s/>Duration 00:00:02.05 <text:s/>33</text:p>
      <text:p text:style-name="P1">a Suíça a perdu quelques rangs.</text:p>
      <text:p text:style-name="P1"/>
      <text:p text:style-name="P1"><text:s/>131: 00:06:35.24 00:06:38.08 <text:s/>Duration 00:00:02.09 <text:s/>35</text:p>
      <text:p text:style-name="P1">Elle était 7e,</text:p>
      <text:p text:style-name="P1">8e l'année dernière.</text:p>
      <text:p text:style-name="P1"/>
      <text:p text:style-name="P1"><text:s/>132: 00:06:38.12 00:06:40.12 <text:s/>Duration 00:00:02.00 <text:s/>30</text:p>
      <text:p text:style-name="P1">Comment vous expliquez ce recul?</text:p>
      <text:p text:style-name="P1"/>
      <text:p text:style-name="P1"><text:s/>133: 00:06:40.17 00:06:44.10 <text:s/>Duration 00:00:03.18 <text:s/>56</text:p>
      <text:p text:style-name="P1"><text:soft-page-break/>É relatif. Ce petit país reste</text:p>
      <text:p text:style-name="P1">dans le top 10 depuis des années.</text:p>
      <text:p text:style-name="P1"/>
      <text:p text:style-name="P1"><text:s/>134: 00:06:44.14 00:06:48.01 <text:s/>Duration 00:00:03.12 <text:s/>52</text:p>
      <text:p text:style-name="P1">Je crois que ça dépend d'une bonne</text:p>
      <text:p text:style-name="P1">saison ou mauvaise de Federer,</text:p>
      <text:p text:style-name="P1"/>
      <text:p text:style-name="P1"><text:s/>135: 00:06:48.05 00:06:49.17 <text:s/>Duration 00:00:01.12 <text:s/>22</text:p>
      <text:p text:style-name="P1">car les fondamentaux sont là.</text:p>
      <text:p text:style-name="P1"/>
      <text:p text:style-name="P1"><text:s/>136: 00:06:49.21 00:06:52.08 <text:s/>Duration 00:00:02.12 <text:s/>37</text:p>
      <text:p text:style-name="P1">On reste parmi le top 10</text:p>
      <text:p text:style-name="P1">sur 180 nations.</text:p>
      <text:p text:style-name="P1"/>
      <text:p text:style-name="P1"><text:s/>137: 00:06:52.12 00:06:54.14 <text:s/>Duration 00:00:02.02 <text:s/>31</text:p>
      <text:p text:style-name="P1">Ça reste pas mal pour un petit país.</text:p>
      <text:p text:style-name="P1"/>
      <text:p text:style-name="P1"><text:s/>138: 00:06:54.19 00:06:56.09 <text:s/>Duration 00:00:01.15 <text:s/>24</text:p>
      <text:p text:style-name="P1">Et ça vous facilite le travail?</text:p>
      <text:p text:style-name="P1"/>
      <text:p text:style-name="P1"><text:s/>139: 00:06:56.14 00:06:58.24 <text:s/>Duration 00:00:02.10 <text:s/>36</text:p>
      <text:p text:style-name="P1">Ça me facilite le travail</text:p>
      <text:p text:style-name="P1">en grande partie.</text:p>
      <text:p text:style-name="P1"/>
      <text:p text:style-name="P1"><text:s/>140: 00:06:59.04 00:07:01.21 <text:s/>Duration 00:00:02.17 <text:s/>40</text:p>
      <text:p text:style-name="P1">Qu'est-ce qui se vend bien</text:p>
      <text:p text:style-name="P1">de a Suíça,</text:p>
      <text:p text:style-name="P1"/>
      <text:p text:style-name="P1"><text:s/>141: 00:07:02.00 00:07:03.00 <text:s/>Duration 00:00:01.00 <text:s/>15</text:p>
      <text:p text:style-name="P1">à part Federer?</text:p>
      <text:p text:style-name="P1"/>
      <text:p text:style-name="P1"><text:s/>142: 00:07:03.04 00:07:05.21 <text:s/>Duration 00:00:02.17 <text:s/>40</text:p>
      <text:p text:style-name="P1">Tous nos produits d'exportation</text:p>
      <text:p text:style-name="P1">se vendent bien.</text:p>
      <text:p text:style-name="P1"/>
      <text:p text:style-name="P1"><text:s/>143: 00:07:06.00 00:07:09.08 <text:s/>Duration 00:00:03.08 <text:s/>50</text:p>
      <text:p text:style-name="P1">Le made in Switzerland</text:p>
      <text:p text:style-name="P1">est très aimé par les consommateurs,</text:p>
      <text:p text:style-name="P1"/>
      <text:p text:style-name="P1"><text:s/>144: 00:07:09.12 00:07:11.13 <text:s/>Duration 00:00:02.01 <text:s/>31</text:p>
      <text:p text:style-name="P1">que ce soit en Suíça</text:p>
      <text:p text:style-name="P1">par rapport au tourisme,</text:p>
      <text:p text:style-name="P1"/>
      <text:p text:style-name="P1"><text:s/>145: 00:07:11.17 00:07:14.04 <text:s/>Duration 00:00:02.12 <text:s/>37</text:p>
      <text:p text:style-name="P1">mais aussi avec du chocolat,</text:p>
      <text:p text:style-name="P1">une montre, etc.</text:p>
      <text:p text:style-name="P1"/>
      <text:p text:style-name="P1"><text:s/>146: 00:07:14.08 00:07:16.06 <text:s/>Duration 00:00:01.23 <text:s/>29</text:p>
      <text:p text:style-name="P1">É ça qui fait a Suíça</text:p>
      <text:p text:style-name="P1">à l'étranger.</text:p>
      <text:p text:style-name="P1"/>
      <text:p text:style-name="P1"><text:s/>147: 00:07:16.10 00:07:20.11 <text:s/>Duration 00:00:04.01 <text:s/>61</text:p>
      <text:p text:style-name="P1">É des produits très émotionnels,</text:p>
      <text:p text:style-name="P1">donc on se les approprie,</text:p>
      <text:p text:style-name="P1"/>
      <text:p text:style-name="P1"><text:s/>148: 00:07:20.15 00:07:23.07 <text:s/>Duration 00:00:02.17 <text:s/>40</text:p>
      <text:p text:style-name="P1">ce qui fait</text:p>
      <text:p text:style-name="P1">qu'on se vend bien comme ça.</text:p>
      <text:p text:style-name="P1"/>
      <text:p text:style-name="P1"><text:s/>149: 00:07:23.12 00:07:26.09 <text:s/>Duration 00:00:02.22 <text:s/>43</text:p>
      <text:p text:style-name="P1"><text:soft-page-break/>Est-ce que notre système política,</text:p>
      <text:p text:style-name="P1">la démocratie directe</text:p>
      <text:p text:style-name="P1"/>
      <text:p text:style-name="P1"><text:s/>150: 00:07:26.13 00:07:29.17 <text:s/>Duration 00:00:03.04 <text:s/>47</text:p>
      <text:p text:style-name="P1">ou notre neutralité,</text:p>
      <text:p text:style-name="P1">é aussi des produits d'appels?</text:p>
      <text:p text:style-name="P1"/>
      <text:p text:style-name="P1"><text:s/>151: 00:07:29.21 00:07:31.19 <text:s/>Duration 00:00:01.23 <text:s/>29</text:p>
      <text:p text:style-name="P1">Oui, é des produits d'appels.</text:p>
      <text:p text:style-name="P1"/>
      <text:p text:style-name="P1"><text:s/>152: 00:07:31.24 00:07:35.09 <text:s/>Duration 00:00:03.10 <text:s/>51</text:p>
      <text:p text:style-name="P1">Surtout, avec une espèce</text:p>
      <text:p text:style-name="P1">de gueule de bois post-guerre froide,</text:p>
      <text:p text:style-name="P1"/>
      <text:p text:style-name="P1"><text:s/>153: 00:07:35.13 00:07:38.03 <text:s/>Duration 00:00:02.15 <text:s/>39</text:p>
      <text:p text:style-name="P1">avec des país qui se recherchent</text:p>
      <text:p text:style-name="P1">en termes de démocratie:</text:p>
      <text:p text:style-name="P1"/>
      <text:p text:style-name="P1"><text:s/>154: 00:07:38.07 00:07:40.03 <text:s/>Duration 00:00:01.21 <text:s/>28</text:p>
      <text:p text:style-name="P1">où est la place du peuple,</text:p>
      <text:p text:style-name="P1">des élites?</text:p>
      <text:p text:style-name="P1"/>
      <text:p text:style-name="P1"><text:s/>155: 00:07:40.07 00:07:42.12 <text:s/>Duration 00:00:02.05 <text:s/>33</text:p>
      <text:p text:style-name="P1">Nous, on a une solution</text:p>
      <text:p text:style-name="P1">qui mixe les deux.</text:p>
      <text:p text:style-name="P1"/>
      <text:p text:style-name="P1"><text:s/>156: 00:07:42.16 00:07:44.14 <text:s/>Duration 00:00:01.23 <text:s/>29</text:p>
      <text:p text:style-name="P1">É un produit d'appel très fort.</text:p>
      <text:p text:style-name="P1"/>
      <text:p text:style-name="P1"><text:s/>157: 00:07:44.18 00:07:47.00 <text:s/>Duration 00:00:02.07 <text:s/>34</text:p>
      <text:p text:style-name="P1">On doute</text:p>
      <text:p text:style-name="P1">de la démocratie libérale en Europe.</text:p>
      <text:p text:style-name="P1"/>
      <text:p text:style-name="P1"><text:s/>158: 00:07:47.04 00:07:48.12 <text:s/>Duration 00:00:01.08 <text:s/>20</text:p>
      <text:p text:style-name="P1">La Suíça n'en a pas.</text:p>
      <text:p text:style-name="P1"/>
      <text:p text:style-name="P1"><text:s/>159: 00:07:49.01 00:07:51.17 <text:s/>Duration 00:00:02.16 <text:s/>40</text:p>
      <text:p text:style-name="P1">On a le sentiment parfois</text:p>
      <text:p text:style-name="P1">qu'il y a un décalage</text:p>
      <text:p text:style-name="P1"/>
      <text:p text:style-name="P1"><text:s/>160: 00:07:51.21 00:07:55.09 <text:s/>Duration 00:00:03.13 <text:s/>53</text:p>
      <text:p text:style-name="P1">dans notre puissance économique,</text:p>
      <text:p text:style-name="P1">20e au mundo, je crois,</text:p>
      <text:p text:style-name="P1"/>
      <text:p text:style-name="P1"><text:s/>161: 00:07:55.13 00:07:56.24 <text:s/>Duration 00:00:01.11 <text:s/>22</text:p>
      <text:p text:style-name="P1">et notre poids diplomatique,</text:p>
      <text:p text:style-name="P1"/>
      <text:p text:style-name="P1"><text:s/>162: 00:07:57.03 00:07:59.19 <text:s/>Duration 00:00:02.16 <text:s/>40</text:p>
      <text:p text:style-name="P1">notre poids política</text:p>
      <text:p text:style-name="P1">sur la scène internationale.</text:p>
      <text:p text:style-name="P1"/>
      <text:p text:style-name="P1"><text:s/>163: 00:07:59.24 00:08:02.07 <text:s/>Duration 00:00:02.08 <text:s/>35</text:p>
      <text:p text:style-name="P1">É vrai,</text:p>
      <text:p text:style-name="P1">cette Suíça neutre et indépendante</text:p>
      <text:p text:style-name="P1"/>
      <text:p text:style-name="P1"><text:s/>164: 00:08:02.11 00:08:04.12 <text:s/>Duration 00:00:02.01 <text:s/>31</text:p>
      <text:p text:style-name="P1">était une carte parfaite</text:p>
      <text:p text:style-name="P1">pour la guerre froide.</text:p>
      <text:p text:style-name="P1"/>
      <text:p text:style-name="P1"><text:s/>165: 00:08:04.16 00:08:07.12 <text:s/>Duration 00:00:02.21 <text:s/>43</text:p>
      <text:p text:style-name="P1"><text:soft-page-break/>Les 2 puissances savaient</text:p>
      <text:p text:style-name="P1">qu'on pouvait se rencontrer à Genève.</text:p>
      <text:p text:style-name="P1"/>
      <text:p text:style-name="P1"><text:s/>166: 00:08:07.17 00:08:10.00 <text:s/>Duration 00:00:02.08 <text:s/>35</text:p>
      <text:p text:style-name="P1">On nous donnait</text:p>
      <text:p text:style-name="P1">des mandats de médiation.</text:p>
      <text:p text:style-name="P1"/>
      <text:p text:style-name="P1"><text:s/>167: 00:08:10.04 00:08:11.11 <text:s/>Duration 00:00:01.07 <text:s/>19</text:p>
      <text:p text:style-name="P1">Aujourd'hui,</text:p>
      <text:p text:style-name="P1"/>
      <text:p text:style-name="P1"><text:s/>168: 00:08:11.16 00:08:12.24 <text:s/>Duration 00:00:01.08 <text:s/>20</text:p>
      <text:p text:style-name="P1">on est un mundo multipolaire.</text:p>
      <text:p text:style-name="P1"/>
      <text:p text:style-name="P1"><text:s/>169: 00:08:13.03 00:08:17.00 <text:s/>Duration 00:00:03.22 <text:s/>58</text:p>
      <text:p text:style-name="P1">On a moins le réflexe da Suíça</text:p>
      <text:p text:style-name="P1">en termes de política étrangère,</text:p>
      <text:p text:style-name="P1"/>
      <text:p text:style-name="P1"><text:s/>170: 00:08:17.04 00:08:20.08 <text:s/>Duration 00:00:03.04 <text:s/>47</text:p>
      <text:p text:style-name="P1">donc moins de visibilité</text:p>
      <text:p text:style-name="P1">pour la política étrangère suíça.</text:p>
      <text:p text:style-name="P1"/>
      <text:p text:style-name="P1"><text:s/>171: 00:08:20.13 00:08:23.03 <text:s/>Duration 00:00:02.15 <text:s/>39</text:p>
      <text:p text:style-name="P1">On a ce sentiment aussi</text:p>
      <text:p text:style-name="P1">que a Suíça est frileuse,</text:p>
      <text:p text:style-name="P1"/>
      <text:p text:style-name="P1"><text:s/>172: 00:08:23.07 00:08:24.20 <text:s/>Duration 00:00:01.13 <text:s/>23</text:p>
      <text:p text:style-name="P1">qu'elle hésite à se vendre,</text:p>
      <text:p text:style-name="P1"/>
      <text:p text:style-name="P1"><text:s/>173: 00:08:25.00 00:08:27.13 <text:s/>Duration 00:00:02.13 <text:s/>38</text:p>
      <text:p text:style-name="P1">qu'elle est prudente,</text:p>
      <text:p text:style-name="P1">qu'elle ne veut pas faire d'erreur.</text:p>
      <text:p text:style-name="P1"/>
      <text:p text:style-name="P1"><text:s/>174: 00:08:27.17 00:08:28.20 <text:s/>Duration 00:00:01.03 <text:s/>17</text:p>
      <text:p text:style-name="P1">É votre cas?</text:p>
      <text:p text:style-name="P1"/>
      <text:p text:style-name="P1"><text:s/>175: 00:08:28.24 00:08:32.09 <text:s/>Duration 00:00:03.10 <text:s/>51</text:p>
      <text:p text:style-name="P1">É vrai, parce qu'au fond,</text:p>
      <text:p text:style-name="P1">jusqu'à l'affaire des fonds juifs,</text:p>
      <text:p text:style-name="P1"/>
      <text:p text:style-name="P1"><text:s/>176: 00:08:32.13 00:08:36.00 <text:s/>Duration 00:00:03.12 <text:s/>52</text:p>
      <text:p text:style-name="P1">à la fin des années 90, a Suíça</text:p>
      <text:p text:style-name="P1">avait une communication simple.</text:p>
      <text:p text:style-name="P1"/>
      <text:p text:style-name="P1"><text:s/>177: 00:08:36.04 00:08:39.04 <text:s/>Duration 00:00:03.00 <text:s/>45</text:p>
      <text:p text:style-name="P1">Le silence, la qualité</text:p>
      <text:p text:style-name="P1">de ses produits parlaient pour elle.</text:p>
      <text:p text:style-name="P1"/>
      <text:p text:style-name="P1"><text:s/>178: 00:08:39.08 00:08:41.16 <text:s/>Duration 00:00:02.08 <text:s/>35</text:p>
      <text:p text:style-name="P1">On s'est rendu compte</text:p>
      <text:p text:style-name="P1">que c'était pas facile,</text:p>
      <text:p text:style-name="P1"/>
      <text:p text:style-name="P1"><text:s/>179: 00:08:41.20 00:08:45.01 <text:s/>Duration 00:00:03.06 <text:s/>49</text:p>
      <text:p text:style-name="P1">qu'il fallait se vendre,</text:p>
      <text:p text:style-name="P1">sinon les autres parlaient de nous.</text:p>
      <text:p text:style-name="P1"/>
      <text:p text:style-name="P1"><text:s/>180: 00:08:45.05 00:08:48.13 <text:s/>Duration 00:00:03.08 <text:s/>50</text:p>
      <text:p text:style-name="P1">On n'a pas l'habitude.</text:p>
      <text:p text:style-name="P1">On n'aime pas trop communiquer.</text:p>
      <text:p text:style-name="P1"/>
      <text:p text:style-name="P1"><text:s/>181: 00:08:48.17 00:08:50.05 <text:s/>Duration 00:00:01.13 <text:s/>23</text:p>
      <text:p text:style-name="P1"><text:soft-page-break/>Donc on a ce côté frileux.</text:p>
      <text:p text:style-name="P1"/>
      <text:p text:style-name="P1"><text:s/>182: 00:08:50.10 00:08:53.05 <text:s/>Duration 00:00:02.20 <text:s/>42</text:p>
      <text:p text:style-name="P1">É une absence de savoir-faire</text:p>
      <text:p text:style-name="P1">en communication.</text:p>
      <text:p text:style-name="P1"/>
      <text:p text:style-name="P1"><text:s/>183: 00:08:53.09 00:08:55.15 <text:s/>Duration 00:00:02.06 <text:s/>34</text:p>
      <text:p text:style-name="P1">Peur du chaos, peur de déranger?</text:p>
      <text:p text:style-name="P1"/>
      <text:p text:style-name="P1"><text:s/>184: 00:08:55.20 00:08:58.05 <text:s/>Duration 00:00:02.10 <text:s/>36</text:p>
      <text:p text:style-name="P1">Peur d'en faire trop,</text:p>
      <text:p text:style-name="P1">peur d'être trop visible.</text:p>
      <text:p text:style-name="P1"/>
      <text:p text:style-name="P1"><text:s/>185: 00:08:58.09 00:09:00.13 <text:s/>Duration 00:00:02.04 <text:s/>32</text:p>
      <text:p text:style-name="P1">On aime notre neutralité silencieuse.</text:p>
      <text:p text:style-name="P1"/>
      <text:p text:style-name="P1"><text:s/>186: 00:09:00.17 00:09:02.21 <text:s/>Duration 00:00:02.04 <text:s/>32</text:p>
      <text:p text:style-name="P1">Ça, é quand même</text:p>
      <text:p text:style-name="P1">notre ADN encore.</text:p>
      <text:p text:style-name="P1"/>
      <text:p text:style-name="P1"><text:s/>187: 00:09:03.01 00:09:05.10 <text:s/>Duration 00:00:02.09 <text:s/>35</text:p>
      <text:p text:style-name="P1">Pour mesurer l'image</text:p>
      <text:p text:style-name="P1">de a Suíça à l'étranger,</text:p>
      <text:p text:style-name="P1"/>
      <text:p text:style-name="P1"><text:s/>188: 00:09:05.14 00:09:08.03 <text:s/>Duration 00:00:02.14 <text:s/>38</text:p>
      <text:p text:style-name="P1">vous avez tout un attirail,</text:p>
      <text:p text:style-name="P1">toutes sortes d'outils,</text:p>
      <text:p text:style-name="P1"/>
      <text:p text:style-name="P1"><text:s/>189: 00:09:08.07 00:09:10.07 <text:s/>Duration 00:00:02.00 <text:s/>30</text:p>
      <text:p text:style-name="P1">en quelques mots,</text:p>
      <text:p text:style-name="P1">ça consiste en quoi?</text:p>
      <text:p text:style-name="P1"/>
      <text:p text:style-name="P1"><text:s/>190: 00:09:10.12 00:09:11.16 <text:s/>Duration 00:00:01.04 <text:s/>17</text:p>
      <text:p text:style-name="P1">L'attirail est classique:</text:p>
      <text:p text:style-name="P1"/>
      <text:p text:style-name="P1"><text:s/>191: 00:09:11.20 00:09:13.03 <text:s/>Duration 00:00:01.08 <text:s/>20</text:p>
      <text:p text:style-name="P1">des enquêtes d'opinion.</text:p>
      <text:p text:style-name="P1"/>
      <text:p text:style-name="P1"><text:s/>192: 00:09:13.07 00:09:17.00 <text:s/>Duration 00:00:03.18 <text:s/>56</text:p>
      <text:p text:style-name="P1">On demande aux gens</text:p>
      <text:p text:style-name="P1">ce qu'ils pensent da Suíça.</text:p>
      <text:p text:style-name="P1"/>
      <text:p text:style-name="P1"><text:s/>193: 00:09:17.04 00:09:18.23 <text:s/>Duration 00:00:01.19 <text:s/>26</text:p>
      <text:p text:style-name="P1">É le reflet d'une opinion.</text:p>
      <text:p text:style-name="P1"/>
      <text:p text:style-name="P1"><text:s/>194: 00:09:19.02 00:09:22.03 <text:s/>Duration 00:00:03.01 <text:s/>46</text:p>
      <text:p text:style-name="P1">On a aussi les médias,</text:p>
      <text:p text:style-name="P1">comment vos confrères nous voient</text:p>
      <text:p text:style-name="P1"/>
      <text:p text:style-name="P1"><text:s/>195: 00:09:22.08 00:09:24.21 <text:s/>Duration 00:00:02.13 <text:s/>38</text:p>
      <text:p text:style-name="P1">depuis l'Angleterre,</text:p>
      <text:p text:style-name="P1">les États-Unis, la Chine...</text:p>
      <text:p text:style-name="P1"/>
      <text:p text:style-name="P1"><text:s/>196: 00:09:25.01 00:09:26.10 <text:s/>Duration 00:00:01.09 <text:s/>20</text:p>
      <text:p text:style-name="P1">Et les médias sociaux</text:p>
      <text:p text:style-name="P1"/>
      <text:p text:style-name="P1"><text:s/>197: 00:09:26.14 00:09:29.08 <text:s/>Duration 00:00:02.19 <text:s/>41</text:p>
      <text:p text:style-name="P1">qui sont aussi une espèce</text:p>
      <text:p text:style-name="P1">de sonde comme ça</text:p>
      <text:p text:style-name="P1"/>
      <text:p text:style-name="P1"><text:soft-page-break/><text:s/>198: 00:09:29.12 00:09:32.02 <text:s/>Duration 00:00:02.15 <text:s/>39</text:p>
      <text:p text:style-name="P1">de ce que pensent</text:p>
      <text:p text:style-name="P1">les opinions publiques da Suíça.</text:p>
      <text:p text:style-name="P1"/>
      <text:p text:style-name="P1"><text:s/>199: 00:09:32.07 00:09:36.00 <text:s/>Duration 00:00:03.18 <text:s/>56</text:p>
      <text:p text:style-name="P1">Le dernier sondage public d'opinion</text:p>
      <text:p text:style-name="P1">que vous avez fait, c'était où?</text:p>
      <text:p text:style-name="P1"/>
      <text:p text:style-name="P1"><text:s/>200: 00:09:36.05 00:09:37.24 <text:s/>Duration 00:00:01.19 <text:s/>26</text:p>
      <text:p text:style-name="P1">C'était en Chine.</text:p>
      <text:p text:style-name="P1"/>
      <text:p text:style-name="P1"><text:s/>201: 00:09:38.04 00:09:39.18 <text:s/>Duration 00:00:01.14 <text:s/>23</text:p>
      <text:p text:style-name="P1">Et notre image en Chine?</text:p>
      <text:p text:style-name="P1"/>
      <text:p text:style-name="P1"><text:s/>202: 00:09:39.23 00:09:41.07 <text:s/>Duration 00:00:01.09 <text:s/>20</text:p>
      <text:p text:style-name="P1">Elle va plutôt bien.</text:p>
      <text:p text:style-name="P1"/>
      <text:p text:style-name="P1"><text:s/>203: 00:09:41.11 00:09:45.01 <text:s/>Duration 00:00:03.15 <text:s/>54</text:p>
      <text:p text:style-name="P1">Les scandales financiers</text:p>
      <text:p text:style-name="P1">touchent beaucoup moins la Chine.</text:p>
      <text:p text:style-name="P1"/>
      <text:p text:style-name="P1"><text:s/>204: 00:09:45.06 00:09:47.17 <text:s/>Duration 00:00:02.11 <text:s/>37</text:p>
      <text:p text:style-name="P1">La Chine est fascinée</text:p>
      <text:p text:style-name="P1">par cette capacité qu'on a,</text:p>
      <text:p text:style-name="P1"/>
      <text:p text:style-name="P1"><text:s/>205: 00:09:47.21 00:09:49.12 <text:s/>Duration 00:00:01.16 <text:s/>25</text:p>
      <text:p text:style-name="P1">avoir une place financière suíça,</text:p>
      <text:p text:style-name="P1"/>
      <text:p text:style-name="P1"><text:s/>206: 00:09:49.16 00:09:52.00 <text:s/>Duration 00:00:02.09 <text:s/>35</text:p>
      <text:p text:style-name="P1">parce qu'on est</text:p>
      <text:p text:style-name="P1">quand même relativement loin</text:p>
      <text:p text:style-name="P1"/>
      <text:p text:style-name="P1"><text:s/>207: 00:09:52.04 00:09:54.23 <text:s/>Duration 00:00:02.19 <text:s/>41</text:p>
      <text:p text:style-name="P1">et que parfois a Suíça</text:p>
      <text:p text:style-name="P1">est relativement fantasmée.</text:p>
      <text:p text:style-name="P1"/>
      <text:p text:style-name="P1"><text:s/>208: 00:09:55.02 00:09:55.23 <text:s/>Duration 00:00:00.21 <text:s/>13</text:p>
      <text:p text:style-name="P1">Parfois, je corrige.</text:p>
      <text:p text:style-name="P1"/>
      <text:p text:style-name="P1"><text:s/>209: 00:09:56.03 00:09:59.06 <text:s/>Duration 00:00:03.03 <text:s/>47</text:p>
      <text:p text:style-name="P1">Je dois vendre a Suíça réelle,</text:p>
      <text:p text:style-name="P1">pas a Suíça fantasmée</text:p>
      <text:p text:style-name="P1"/>
      <text:p text:style-name="P1"><text:s/>210: 00:09:59.10 00:10:01.13 <text:s/>Duration 00:00:02.03 <text:s/>32</text:p>
      <text:p text:style-name="P1">des classes moyennes chinoises,</text:p>
      <text:p text:style-name="P1">par exemple.</text:p>
      <text:p text:style-name="P1"/>
      <text:p text:style-name="P1"><text:s/>211: 00:10:01.18 00:10:03.23 <text:s/>Duration 00:00:02.05 <text:s/>33</text:p>
      <text:p text:style-name="P1">Si je comprends bien,</text:p>
      <text:p text:style-name="P1">parfois il y a un décalage</text:p>
      <text:p text:style-name="P1"/>
      <text:p text:style-name="P1"><text:s/>212: 00:10:04.02 00:10:06.05 <text:s/>Duration 00:00:02.03 <text:s/>32</text:p>
      <text:p text:style-name="P1">entre ce qui fait</text:p>
      <text:p text:style-name="P1">les grands titres des médias</text:p>
      <text:p text:style-name="P1"/>
      <text:p text:style-name="P1"><text:s/>213: 00:10:06.09 00:10:07.16 <text:s/>Duration 00:00:01.07 <text:s/>19</text:p>
      <text:p text:style-name="P1">et les sondages d'opinion.</text:p>
      <text:p text:style-name="P1"/>
      <text:p text:style-name="P1"><text:s/>214: 00:10:07.20 00:10:10.19 <text:s/>Duration 00:00:02.24 <text:s/>44</text:p>
      <text:p text:style-name="P1">Absolument. Il y a un décalage</text:p>
      <text:p text:style-name="P1"><text:soft-page-break/>qui va en notre faveur</text:p>
      <text:p text:style-name="P1"/>
      <text:p text:style-name="P1"><text:s/>215: 00:10:10.23 00:10:12.20 <text:s/>Duration 00:00:01.22 <text:s/>28</text:p>
      <text:p text:style-name="P1">en ce qui concerne</text:p>
      <text:p text:style-name="P1">les sondages d'opinion.</text:p>
      <text:p text:style-name="P1"/>
      <text:p text:style-name="P1"><text:s/>216: 00:10:12.24 00:10:15.15 <text:s/>Duration 00:00:02.16 <text:s/>40</text:p>
      <text:p text:style-name="P1">L'image da Suíça est meilleure</text:p>
      <text:p text:style-name="P1">dans les sondages d'opinion</text:p>
      <text:p text:style-name="P1"/>
      <text:p text:style-name="P1"><text:s/>217: 00:10:15.19 00:10:19.07 <text:s/>Duration 00:00:03.13 <text:s/>53</text:p>
      <text:p text:style-name="P1">que dans la presse qui, parfois,</text:p>
      <text:p text:style-name="P1">doit vendre, à travers des scandales,</text:p>
      <text:p text:style-name="P1"/>
      <text:p text:style-name="P1"><text:s/>218: 00:10:19.11 00:10:22.14 <text:s/>Duration 00:00:03.03 <text:s/>47</text:p>
      <text:p text:style-name="P1">et moins vendre à travers de belles</text:p>
      <text:p text:style-name="P1">histoires sur certains país.</text:p>
      <text:p text:style-name="P1"/>
      <text:p text:style-name="P1"><text:s/>219: 00:10:22.19 00:10:24.12 <text:s/>Duration 00:00:01.18 <text:s/>26</text:p>
      <text:p text:style-name="P1">Justement, on évoque les scandales.</text:p>
      <text:p text:style-name="P1"/>
      <text:p text:style-name="P1"><text:s/>220: 00:10:24.16 00:10:27.12 <text:s/>Duration 00:00:02.21 <text:s/>43</text:p>
      <text:p text:style-name="P1">Il y a eu nos coffres-forts,</text:p>
      <text:p text:style-name="P1">les affaires d'évasion fiscale.</text:p>
      <text:p text:style-name="P1"/>
      <text:p text:style-name="P1"><text:s/>221: 00:10:27.17 00:10:31.12 <text:s/>Duration 00:00:03.20 <text:s/>57</text:p>
      <text:p text:style-name="P1">Il y a un autre domaine économique</text:p>
      <text:p text:style-name="P1">qui est parfois controversé,</text:p>
      <text:p text:style-name="P1"/>
      <text:p text:style-name="P1"><text:s/>222: 00:10:31.16 00:10:33.07 <text:s/>Duration 00:00:01.16 <text:s/>25</text:p>
      <text:p text:style-name="P1">é le secteur du négoce,</text:p>
      <text:p text:style-name="P1"/>
      <text:p text:style-name="P1"><text:s/>223: 00:10:33.11 00:10:36.04 <text:s/>Duration 00:00:02.18 <text:s/>41</text:p>
      <text:p text:style-name="P1">et a Suíça en est un</text:p>
      <text:p text:style-name="P1">des leaders au mundo.</text:p>
      <text:p text:style-name="P1"/>
      <text:p text:style-name="P1"><text:s/>224: 00:10:36.09 00:10:39.23 <text:s/>Duration 00:00:03.14 <text:s/>53</text:p>
      <text:p text:style-name="P1">Un tiers du pétrole mondial</text:p>
      <text:p text:style-name="P1">est vendu et acheté à Genève.</text:p>
      <text:p text:style-name="P1"/>
      <text:p text:style-name="P1"><text:s/>225: 00:10:40.02 00:10:42.07 <text:s/>Duration 00:00:02.05 <text:s/>33</text:p>
      <text:p text:style-name="P1">É un sujet de Stephen Mossaz.</text:p>
      <text:p text:style-name="P1"/>
      <text:p text:style-name="P1"><text:s/>226: 00:10:42.11 00:10:45.18 <text:s/>Duration 00:00:03.07 <text:s/>49</text:p>
      <text:p text:style-name="P1">Zoom</text:p>
      <text:p text:style-name="P1"/>
      <text:p text:style-name="P1"><text:s/>227: 00:10:47.01 00:10:48.08 <text:s/>Duration 00:00:01.07 <text:s/>19</text:p>
      <text:p text:style-name="P1">#Cargill, Glencore,#</text:p>
      <text:p text:style-name="P1"/>
      <text:p text:style-name="P1"><text:s/>228: 00:10:48.13 00:10:50.09 <text:s/>Duration 00:00:01.21 <text:s/>28</text:p>
      <text:p text:style-name="P1">#Trafigura, Vitol,#</text:p>
      <text:p text:style-name="P1"/>
      <text:p text:style-name="P1"><text:s/>229: 00:10:50.14 00:10:53.10 <text:s/>Duration 00:00:02.21 <text:s/>43</text:p>
      <text:p text:style-name="P1">#quelques noms#</text:p>
      <text:p text:style-name="P1">#parmi les 570 sociétés de négoce #</text:p>
      <text:p text:style-name="P1"/>
      <text:p text:style-name="P1"><text:s/>230: 00:10:53.15 00:10:55.12 <text:s/>Duration 00:00:01.22 <text:s/>28</text:p>
      <text:p text:style-name="P1">#de matières premières#</text:p>
      <text:p text:style-name="P1">#installées en Suíça.#</text:p>
      <text:p text:style-name="P1"/>
      <text:p text:style-name="P1"><text:soft-page-break/><text:s/>231: 00:10:57.03 00:10:59.13 <text:s/>Duration 00:00:02.10 <text:s/>36</text:p>
      <text:p text:style-name="P1">#Des entreprises#</text:p>
      <text:p text:style-name="P1">#implantées pour la plupart#</text:p>
      <text:p text:style-name="P1"/>
      <text:p text:style-name="P1"><text:s/>232: 00:10:59.18 00:11:00.21 <text:s/>Duration 00:00:01.03 <text:s/>17</text:p>
      <text:p text:style-name="P1">#entre Genève et Lausanne#</text:p>
      <text:p text:style-name="P1"/>
      <text:p text:style-name="P1"><text:s/>233: 00:11:01.01 00:11:03.09 <text:s/>Duration 00:00:02.08 <text:s/>35</text:p>
      <text:p text:style-name="P1">#et dans les cantons de Zoug#</text:p>
      <text:p text:style-name="P1">#et du Tessin.#</text:p>
      <text:p text:style-name="P1"/>
      <text:p text:style-name="P1"><text:s/>234: 00:11:04.07 00:11:07.05 <text:s/>Duration 00:00:02.23 <text:s/>44</text:p>
      <text:p text:style-name="P1">#Le secteur du négoce s'est développé#</text:p>
      <text:p text:style-name="P1">#de manière spectaculaire#</text:p>
      <text:p text:style-name="P1"/>
      <text:p text:style-name="P1"><text:s/>235: 00:11:07.10 00:11:08.17 <text:s/>Duration 00:00:01.07 <text:s/>19</text:p>
      <text:p text:style-name="P1">#ces 15 dernières années,#</text:p>
      <text:p text:style-name="P1"/>
      <text:p text:style-name="P1"><text:s/>236: 00:11:08.22 00:11:10.21 <text:s/>Duration 00:00:01.24 <text:s/>29</text:p>
      <text:p text:style-name="P1">#avec un chiffre d'affaires</text:p>
      <text:p text:style-name="P1">qui grimpe,#</text:p>
      <text:p text:style-name="P1"/>
      <text:p text:style-name="P1"><text:s/>237: 00:11:11.00 00:11:12.19 <text:s/>Duration 00:00:01.19 <text:s/>26</text:p>
      <text:p text:style-name="P1">#de 2 bilhões de francs en 2002#</text:p>
      <text:p text:style-name="P1"/>
      <text:p text:style-name="P1"><text:s/>238: 00:11:12.23 00:11:14.24 <text:s/>Duration 00:00:02.01 <text:s/>31</text:p>
      <text:p text:style-name="P1">#à environ 25 bilhões</text:p>
      <text:p text:style-name="P1">l'année passée.#</text:p>
      <text:p text:style-name="P1"/>
      <text:p text:style-name="P1"><text:s/>239: 00:11:15.04 00:11:15.24 <text:s/>Duration 00:00:00.20 <text:s/>12</text:p>
      <text:p text:style-name="P1">#Il génère#</text:p>
      <text:p text:style-name="P1"/>
      <text:p text:style-name="P1"><text:s/>240: 00:11:16.04 00:11:19.18 <text:s/>Duration 00:00:03.14 <text:s/>53</text:p>
      <text:p text:style-name="P1">#3,6%#</text:p>
      <text:p text:style-name="P1">#du produit intérieur brut helvético.#</text:p>
      <text:p text:style-name="P1"/>
      <text:p text:style-name="P1"><text:s/>241: 00:11:20.16 00:11:23.02 <text:s/>Duration 00:00:02.11 <text:s/>37</text:p>
      <text:p text:style-name="P1">#En Suíça, s'échange aujourd'hui#</text:p>
      <text:p text:style-name="P1"/>
      <text:p text:style-name="P1"><text:s/>242: 00:11:23.07 00:11:26.02 <text:s/>Duration 00:00:02.20 <text:s/>42</text:p>
      <text:p text:style-name="P1">#deux tiers du marché mondial</text:p>
      <text:p text:style-name="P1">des céréales et des métaux,#</text:p>
      <text:p text:style-name="P1"/>
      <text:p text:style-name="P1"><text:s/>243: 00:11:26.07 00:11:29.09 <text:s/>Duration 00:00:03.02 <text:s/>46</text:p>
      <text:p text:style-name="P1">#la moitié du marché</text:p>
      <text:p text:style-name="P1">du sucre, du café et du coton#</text:p>
      <text:p text:style-name="P1"/>
      <text:p text:style-name="P1"><text:s/>244: 00:11:29.13 00:11:32.00 <text:s/>Duration 00:00:02.12 <text:s/>37</text:p>
      <text:p text:style-name="P1">#et un peu plus d'un tiers#</text:p>
      <text:p text:style-name="P1">#de tout le pétrole brut#</text:p>
      <text:p text:style-name="P1"/>
      <text:p text:style-name="P1"><text:s/>245: 00:11:32.05 00:11:33.16 <text:s/>Duration 00:00:01.11 <text:s/>22</text:p>
      <text:p text:style-name="P1">#vendu dans le mundo.#</text:p>
      <text:p text:style-name="P1"/>
      <text:p text:style-name="P1"><text:s/>246: 00:11:34.07 00:11:37.08 <text:s/>Duration 00:00:03.01 <text:s/>46</text:p>
      <text:p text:style-name="P1">#Mais comment a Suíça,#</text:p>
      <text:p text:style-name="P1">#sans aucun accès à la mer,#</text:p>
      <text:p text:style-name="P1"/>
      <text:p text:style-name="P1"><text:s/>247: 00:11:37.12 00:11:40.23 <text:s/>Duration 00:00:03.11 <text:s/>52</text:p>
      <text:p text:style-name="P1">#est-elle devenue la capitale#</text:p>
      <text:p text:style-name="P1"><text:soft-page-break/>#du commerce de matières premières?#</text:p>
      <text:p text:style-name="P1"/>
      <text:p text:style-name="P1"><text:s/>248: 00:11:42.01 00:11:43.24 <text:s/>Duration 00:00:01.23 <text:s/>29</text:p>
      <text:p text:style-name="P1">#Des pionniers,</text:p>
      <text:p text:style-name="P1">comme les frères Folkart,#</text:p>
      <text:p text:style-name="P1"/>
      <text:p text:style-name="P1"><text:s/>249: 00:11:44.03 00:11:47.17 <text:s/>Duration 00:00:03.14 <text:s/>53</text:p>
      <text:p text:style-name="P1">#vont développer le secteur</text:p>
      <text:p text:style-name="P1">dès la 1re moitié du XIXe siècle.#</text:p>
      <text:p text:style-name="P1"/>
      <text:p text:style-name="P1"><text:s/>250: 00:11:48.06 00:11:51.16 <text:s/>Duration 00:00:03.10 <text:s/>51</text:p>
      <text:p text:style-name="P1">#Mais é en 1956#</text:p>
      <text:p text:style-name="P1">#qu'un tournant décisif va s'opérer.#</text:p>
      <text:p text:style-name="P1"/>
      <text:p text:style-name="P1"><text:s/>251: 00:11:52.12 00:11:53.22 <text:s/>Duration 00:00:01.10 <text:s/>21</text:p>
      <text:p text:style-name="P1">#En pleine crise de Suez,#</text:p>
      <text:p text:style-name="P1"/>
      <text:p text:style-name="P1"><text:s/>252: 00:11:54.01 00:11:56.03 <text:s/>Duration 00:00:02.02 <text:s/>31</text:p>
      <text:p text:style-name="P1">#le président Nasser#</text:p>
      <text:p text:style-name="P1">#chasse les cotonniers d'Égypte #</text:p>
      <text:p text:style-name="P1"/>
      <text:p text:style-name="P1"><text:s/>253: 00:11:56.07 00:11:58.04 <text:s/>Duration 00:00:01.22 <text:s/>28</text:p>
      <text:p text:style-name="P1">#qui se réfugient en Suíça,#</text:p>
      <text:p text:style-name="P1"/>
      <text:p text:style-name="P1"><text:s/>254: 00:11:58.09 00:12:00.13 <text:s/>Duration 00:00:02.04 <text:s/>32</text:p>
      <text:p text:style-name="P1">#où ils continueront#</text:p>
      <text:p text:style-name="P1">#à vendre du coton.#</text:p>
      <text:p text:style-name="P1"/>
      <text:p text:style-name="P1"><text:s/>255: 00:12:00.17 00:12:03.21 <text:s/>Duration 00:00:03.04 <text:s/>47</text:p>
      <text:p text:style-name="P1">#Et toujours en 1956,</text:p>
      <text:p text:style-name="P1">les géants américains du négoce,#</text:p>
      <text:p text:style-name="P1"/>
      <text:p text:style-name="P1"><text:s/>256: 00:12:04.00 00:12:07.15 <text:s/>Duration 00:00:03.15 <text:s/>54</text:p>
      <text:p text:style-name="P1">#Philipp Brothers et Cargill,#</text:p>
      <text:p text:style-name="P1">#s'implantent à Zoug et Genève.#</text:p>
      <text:p text:style-name="P1"/>
      <text:p text:style-name="P1"><text:s/>257: 00:12:09.19 00:12:11.18 <text:s/>Duration 00:00:01.24 <text:s/>29</text:p>
      <text:p text:style-name="P1">#Pourquoi Cargill choisit a Suíça?#</text:p>
      <text:p text:style-name="P1"/>
      <text:p text:style-name="P1"><text:s/>258: 00:12:11.22 00:12:14.03 <text:s/>Duration 00:00:02.06 <text:s/>34</text:p>
      <text:p text:style-name="P1">#Car elle se trouve#</text:p>
      <text:p text:style-name="P1">#au centre d'une Europe#</text:p>
      <text:p text:style-name="P1"/>
      <text:p text:style-name="P1"><text:s/>259: 00:12:14.07 00:12:17.09 <text:s/>Duration 00:00:03.02 <text:s/>46</text:p>
      <text:p text:style-name="P1">#ravagée par la guerre#</text:p>
      <text:p text:style-name="P1">#avec un énorme besoin en céréales#</text:p>
      <text:p text:style-name="P1"/>
      <text:p text:style-name="P1"><text:s/>260: 00:12:17.13 00:12:21.07 <text:s/>Duration 00:00:03.19 <text:s/>56</text:p>
      <text:p text:style-name="P1">#et elle offre en plus d'une position#</text:p>
      <text:p text:style-name="P1">#de choix entre l'ouest et l'est,#</text:p>
      <text:p text:style-name="P1"/>
      <text:p text:style-name="P1"><text:s/>261: 00:12:21.12 00:12:23.16 <text:s/>Duration 00:00:02.04 <text:s/>32</text:p>
      <text:p text:style-name="P1">#une stabilité política,#</text:p>
      <text:p text:style-name="P1">#une paix sociale,#</text:p>
      <text:p text:style-name="P1"/>
      <text:p text:style-name="P1"><text:s/>262: 00:12:23.20 00:12:25.06 <text:s/>Duration 00:00:01.11 <text:s/>22</text:p>
      <text:p text:style-name="P1">#une main d'œuvre qualifiée#</text:p>
      <text:p text:style-name="P1"/>
      <text:p text:style-name="P1"><text:s/>263: 00:12:25.10 00:12:28.11 <text:s/>Duration 00:00:03.01 <text:s/>46</text:p>
      <text:p text:style-name="P1">#et surtout,</text:p>
      <text:p text:style-name="P1"><text:soft-page-break/>d'excellentes conditions fiscales.#</text:p>
      <text:p text:style-name="P1"/>
      <text:p text:style-name="P1"><text:s/>264: 00:12:30.21 00:12:34.05 <text:s/>Duration 00:00:03.09 <text:s/>50</text:p>
      <text:p text:style-name="P1">#En 1970, les banques helvéticos</text:p>
      <text:p text:style-name="P1">entrent dans le jeu du négoce#</text:p>
      <text:p text:style-name="P1"/>
      <text:p text:style-name="P1"><text:s/>265: 00:12:34.23 00:12:37.14 <text:s/>Duration 00:00:02.16 <text:s/>40</text:p>
      <text:p text:style-name="P1">#en permettant aux traders#</text:p>
      <text:p text:style-name="P1">#d'emprunter des crédits#</text:p>
      <text:p text:style-name="P1"/>
      <text:p text:style-name="P1"><text:s/>266: 00:12:37.18 00:12:39.18 <text:s/>Duration 00:00:02.00 <text:s/>30</text:p>
      <text:p text:style-name="P1">#en fonction da valeur#</text:p>
      <text:p text:style-name="P1">#de la transaction#</text:p>
      <text:p text:style-name="P1"/>
      <text:p text:style-name="P1"><text:s/>267: 00:12:39.23 00:12:42.13 <text:s/>Duration 00:00:02.15 <text:s/>39</text:p>
      <text:p text:style-name="P1">#et non du bilan de leur société.#</text:p>
      <text:p text:style-name="P1"/>
      <text:p text:style-name="P1"><text:s/>268: 00:12:42.17 00:12:46.00 <text:s/>Duration 00:00:03.08 <text:s/>50</text:p>
      <text:p text:style-name="P1">#De quoi attirer sur sol suíça#</text:p>
      <text:p text:style-name="P1">#une nouvelle clientèle de marchands,#</text:p>
      <text:p text:style-name="P1"/>
      <text:p text:style-name="P1"><text:s/>269: 00:12:46.05 00:12:47.16 <text:s/>Duration 00:00:01.11 <text:s/>22</text:p>
      <text:p text:style-name="P1">#notamment pétroliers.#</text:p>
      <text:p text:style-name="P1"/>
      <text:p text:style-name="P1"><text:s/>270: 00:12:49.10 00:12:52.19 <text:s/>Duration 00:00:03.09 <text:s/>50</text:p>
      <text:p text:style-name="P1">#L'industrie des matières premières#</text:p>
      <text:p text:style-name="P1">#n'est pas à l'abri des critiques#</text:p>
      <text:p text:style-name="P1"/>
      <text:p text:style-name="P1"><text:s/>271: 00:12:52.23 00:12:54.14 <text:s/>Duration 00:00:01.16 <text:s/>25</text:p>
      <text:p text:style-name="P1">#pour son manque de transparence#</text:p>
      <text:p text:style-name="P1"/>
      <text:p text:style-name="P1"><text:s/>272: 00:12:54.18 00:12:58.15 <text:s/>Duration 00:00:03.22 <text:s/>58</text:p>
      <text:p text:style-name="P1">#et à cause des soupçons de corruption#</text:p>
      <text:p text:style-name="P1">#pour obtenir des marchés à bas prix.#</text:p>
      <text:p text:style-name="P1"/>
      <text:p text:style-name="P1"><text:s/>273: 00:12:59.17 00:13:01.03 <text:s/>Duration 00:00:01.11 <text:s/>22</text:p>
      <text:p text:style-name="P1">#Comme le géant Glencore,#</text:p>
      <text:p text:style-name="P1"/>
      <text:p text:style-name="P1"><text:s/>274: 00:13:01.07 00:13:04.17 <text:s/>Duration 00:00:03.10 <text:s/>51</text:p>
      <text:p text:style-name="P1">#certaines entreprises se trouvent#</text:p>
      <text:p text:style-name="P1">#dans le viseur da justice.#</text:p>
      <text:p text:style-name="P1"/>
      <text:p text:style-name="P1"><text:s/>275: 00:13:04.22 00:13:07.01 <text:s/>Duration 00:00:02.04 <text:s/>32</text:p>
      <text:p text:style-name="P1">#Un employé de Gunvor#</text:p>
      <text:p text:style-name="P1">#a été condamné#</text:p>
      <text:p text:style-name="P1"/>
      <text:p text:style-name="P1"><text:s/>276: 00:13:07.06 00:13:09.03 <text:s/>Duration 00:00:01.22 <text:s/>28</text:p>
      <text:p text:style-name="P1">#pour le versement de pots-de-vin.#</text:p>
      <text:p text:style-name="P1"/>
      <text:p text:style-name="P1"><text:s/>277: 00:13:12.11 00:13:13.22 <text:s/>Duration 00:00:01.11 <text:s/>22</text:p>
      <text:p text:style-name="P1">On parlait des affaires.</text:p>
      <text:p text:style-name="P1"/>
      <text:p text:style-name="P1"><text:s/>278: 00:13:14.01 00:13:16.18 <text:s/>Duration 00:00:02.17 <text:s/>40</text:p>
      <text:p text:style-name="P1">Il y a eu autrefois</text:p>
      <text:p text:style-name="P1">les fonds juifs en déshérence.</text:p>
      <text:p text:style-name="P1"/>
      <text:p text:style-name="P1"><text:s/>279: 00:13:16.22 00:13:19.09 <text:s/>Duration 00:00:02.12 <text:s/>37</text:p>
      <text:p text:style-name="P1">É un moment très fort</text:p>
      <text:p text:style-name="P1">pour l'image da Suíça.</text:p>
      <text:p text:style-name="P1"/>
      <text:p text:style-name="P1"><text:soft-page-break/><text:s/>280: 00:13:19.14 00:13:22.19 <text:s/>Duration 00:00:03.05 <text:s/>48</text:p>
      <text:p text:style-name="P1">Les affaires d'évasion</text:p>
      <text:p text:style-name="P1">des banques aux États-Unis,</text:p>
      <text:p text:style-name="P1"/>
      <text:p text:style-name="P1"><text:s/>281: 00:13:22.23 00:13:24.23 <text:s/>Duration 00:00:02.00 <text:s/>30</text:p>
      <text:p text:style-name="P1">plus récemment, les Panama Papers.</text:p>
      <text:p text:style-name="P1"/>
      <text:p text:style-name="P1"><text:s/>282: 00:13:25.03 00:13:28.24 <text:s/>Duration 00:00:03.21 <text:s/>58</text:p>
      <text:p text:style-name="P1">Est-ce que cette ombre est passée</text:p>
      <text:p text:style-name="P1">sur l'image da Suíça?</text:p>
      <text:p text:style-name="P1"/>
      <text:p text:style-name="P1"><text:s/>283: 00:13:29.04 00:13:30.20 <text:s/>Duration 00:00:01.16 <text:s/>25</text:p>
      <text:p text:style-name="P1">Pas encore vraiment.</text:p>
      <text:p text:style-name="P1"/>
      <text:p text:style-name="P1"><text:s/>284: 00:13:30.24 00:13:33.12 <text:s/>Duration 00:00:02.13 <text:s/>38</text:p>
      <text:p text:style-name="P1">L'impact des affaires a été très fort</text:p>
      <text:p text:style-name="P1"/>
      <text:p text:style-name="P1"><text:s/>285: 00:13:33.16 00:13:35.07 <text:s/>Duration 00:00:01.16 <text:s/>25</text:p>
      <text:p text:style-name="P1">et les affaires nous rattrapent.</text:p>
      <text:p text:style-name="P1"/>
      <text:p text:style-name="P1"><text:s/>286: 00:13:35.11 00:13:39.00 <text:s/>Duration 00:00:03.14 <text:s/>53</text:p>
      <text:p text:style-name="P1">Lorsqu'on prend le ministre Cahuzac</text:p>
      <text:p text:style-name="P1">qui vient d'être condamné...</text:p>
      <text:p text:style-name="P1"/>
      <text:p text:style-name="P1"><text:s/>287: 00:13:39.04 00:13:43.02 <text:s/>Duration 00:00:03.23 <text:s/>59</text:p>
      <text:p text:style-name="P1">Il a été condamné parce qu'un jour,</text:p>
      <text:p text:style-name="P1">il avait un compte en Suíça.</text:p>
      <text:p text:style-name="P1"/>
      <text:p text:style-name="P1"><text:s/>288: 00:13:43.07 00:13:45.06 <text:s/>Duration 00:00:01.24 <text:s/>29</text:p>
      <text:p text:style-name="P1">Ces affaires sont là,</text:p>
      <text:p text:style-name="P1">malgré les changements.</text:p>
      <text:p text:style-name="P1"/>
      <text:p text:style-name="P1"><text:s/>289: 00:13:45.10 00:13:47.04 <text:s/>Duration 00:00:01.19 <text:s/>26</text:p>
      <text:p text:style-name="P1">Il faut communiquer davantage.</text:p>
      <text:p text:style-name="P1"/>
      <text:p text:style-name="P1"><text:s/>290: 00:13:47.08 00:13:49.05 <text:s/>Duration 00:00:01.22 <text:s/>28</text:p>
      <text:p text:style-name="P1">Avec Uli Maurer,</text:p>
      <text:p text:style-name="P1">le conseiller fédéral,</text:p>
      <text:p text:style-name="P1"/>
      <text:p text:style-name="P1"><text:s/>291: 00:13:49.09 00:13:51.15 <text:s/>Duration 00:00:02.06 <text:s/>34</text:p>
      <text:p text:style-name="P1">on a souvent discuté</text:p>
      <text:p text:style-name="P1">d'une place financière</text:p>
      <text:p text:style-name="P1"/>
      <text:p text:style-name="P1"><text:s/>292: 00:13:51.19 00:13:53.05 <text:s/>Duration 00:00:01.11 <text:s/>22</text:p>
      <text:p text:style-name="P1">qui devrait être proactive.</text:p>
      <text:p text:style-name="P1"/>
      <text:p text:style-name="P1"><text:s/>293: 00:13:53.09 00:13:57.04 <text:s/>Duration 00:00:03.20 <text:s/>57</text:p>
      <text:p text:style-name="P1">On devrait parler de Fintech</text:p>
      <text:p text:style-name="P1">davantage que de l'affaire Cahuzac.</text:p>
      <text:p text:style-name="P1"/>
      <text:p text:style-name="P1"><text:s/>294: 00:13:58.00 00:14:01.06 <text:s/>Duration 00:00:03.06 <text:s/>49</text:p>
      <text:p text:style-name="P1">Est-ce qu'il y a des país</text:p>
      <text:p text:style-name="P1">où ces affaires résonnent plus,</text:p>
      <text:p text:style-name="P1"/>
      <text:p text:style-name="P1"><text:s/>295: 00:14:01.10 00:14:02.12 <text:s/>Duration 00:00:01.02 <text:s/>16</text:p>
      <text:p text:style-name="P1">ont plus d'impact?</text:p>
      <text:p text:style-name="P1"/>
      <text:p text:style-name="P1"><text:s/>296: 00:14:02.16 00:14:03.23 <text:s/>Duration 00:00:01.07 <text:s/>19</text:p>
      <text:p text:style-name="P1">Les país voisins.</text:p>
      <text:p text:style-name="P1"/>
      <text:p text:style-name="P1"><text:soft-page-break/><text:s/>297: 00:14:04.03 00:14:05.14 <text:s/>Duration 00:00:01.11 <text:s/>22</text:p>
      <text:p text:style-name="P1">Cahuzac est un bon exemple.</text:p>
      <text:p text:style-name="P1"/>
      <text:p text:style-name="P1"><text:s/>298: 00:14:05.18 00:14:08.15 <text:s/>Duration 00:00:02.22 <text:s/>43</text:p>
      <text:p text:style-name="P1">Lorsque vous avez les Français</text:p>
      <text:p text:style-name="P1">qui ont l'impression</text:p>
      <text:p text:style-name="P1"/>
      <text:p text:style-name="P1"><text:s/>299: 00:14:08.19 00:14:10.08 <text:s/>Duration 00:00:01.14 <text:s/>23</text:p>
      <text:p text:style-name="P1">que des impôts leur échappent</text:p>
      <text:p text:style-name="P1"/>
      <text:p text:style-name="P1"><text:s/>300: 00:14:10.12 00:14:12.12 <text:s/>Duration 00:00:02.00 <text:s/>30</text:p>
      <text:p text:style-name="P1">parce qu'ils sont en Suíça.</text:p>
      <text:p text:style-name="P1">É mauvais.</text:p>
      <text:p text:style-name="P1"/>
      <text:p text:style-name="P1"><text:s/>301: 00:14:12.16 00:14:15.09 <text:s/>Duration 00:00:02.18 <text:s/>41</text:p>
      <text:p text:style-name="P1">Une conjoncture mauvaise</text:p>
      <text:p text:style-name="P1">en Allemagne, en Italie, en France,</text:p>
      <text:p text:style-name="P1"/>
      <text:p text:style-name="P1"><text:s/>302: 00:14:15.13 00:14:18.13 <text:s/>Duration 00:00:03.00 <text:s/>45</text:p>
      <text:p text:style-name="P1">et ces affaires-là suscitent</text:p>
      <text:p text:style-name="P1">des sentiments négatifs</text:p>
      <text:p text:style-name="P1"/>
      <text:p text:style-name="P1"><text:s/>303: 00:14:18.17 00:14:19.17 <text:s/>Duration 00:00:01.00 <text:s/>15</text:p>
      <text:p text:style-name="P1">vis-à-vis da Suíça.</text:p>
      <text:p text:style-name="P1"/>
      <text:p text:style-name="P1"><text:s/>304: 00:14:19.21 00:14:22.22 <text:s/>Duration 00:00:03.01 <text:s/>46</text:p>
      <text:p text:style-name="P1">Nos voisins sont les plus critiques</text:p>
      <text:p text:style-name="P1">à l'égard da Suíça.</text:p>
      <text:p text:style-name="P1"/>
      <text:p text:style-name="P1"><text:s/>305: 00:14:23.02 00:14:26.01 <text:s/>Duration 00:00:02.24 <text:s/>44</text:p>
      <text:p text:style-name="P1">Oui. Par contre,</text:p>
      <text:p text:style-name="P1">lorsqu'on va en Chine, en Corée,</text:p>
      <text:p text:style-name="P1"/>
      <text:p text:style-name="P1"><text:s/>306: 00:14:26.05 00:14:27.22 <text:s/>Duration 00:00:01.17 <text:s/>25</text:p>
      <text:p text:style-name="P1">récemment, j'étais en Asie centrale,</text:p>
      <text:p text:style-name="P1"/>
      <text:p text:style-name="P1"><text:s/>307: 00:14:28.01 00:14:31.22 <text:s/>Duration 00:00:03.21 <text:s/>58</text:p>
      <text:p text:style-name="P1">le fait d'avoir une concentration,</text:p>
      <text:p text:style-name="P1">d'avoir de l'épargne,</text:p>
      <text:p text:style-name="P1"/>
      <text:p text:style-name="P1"><text:s/>308: 00:14:32.01 00:14:34.03 <text:s/>Duration 00:00:02.02 <text:s/>31</text:p>
      <text:p text:style-name="P1">é un signe de puissance</text:p>
      <text:p text:style-name="P1">et é positif.</text:p>
      <text:p text:style-name="P1"/>
      <text:p text:style-name="P1"><text:s/>309: 00:14:34.07 00:14:37.01 <text:s/>Duration 00:00:02.19 <text:s/>41</text:p>
      <text:p text:style-name="P1">É intéressant</text:p>
      <text:p text:style-name="P1">de voir les décalages.</text:p>
      <text:p text:style-name="P1"/>
      <text:p text:style-name="P1"><text:s/>310: 00:14:37.06 00:14:39.18 <text:s/>Duration 00:00:02.12 <text:s/>37</text:p>
      <text:p text:style-name="P1">Le 9 février, le moment où a Suíça</text:p>
      <text:p text:style-name="P1">décide de réguler</text:p>
      <text:p text:style-name="P1"/>
      <text:p text:style-name="P1"><text:s/>311: 00:14:39.22 00:14:42.07 <text:s/>Duration 00:00:02.10 <text:s/>36</text:p>
      <text:p text:style-name="P1">de manière autonome</text:p>
      <text:p text:style-name="P1">son immigration,</text:p>
      <text:p text:style-name="P1"/>
      <text:p text:style-name="P1"><text:s/>312: 00:14:42.11 00:14:44.01 <text:s/>Duration 00:00:01.15 <text:s/>24</text:p>
      <text:p text:style-name="P1">travailleurs étrangers,</text:p>
      <text:p text:style-name="P1"/>
      <text:p text:style-name="P1"><text:s/>313: 00:14:44.05 00:14:47.13 <text:s/>Duration 00:00:03.08 <text:s/>50</text:p>
      <text:p text:style-name="P1"><text:soft-page-break/>ça a nécessité un supplément</text:p>
      <text:p text:style-name="P1">d'explications de votre part?</text:p>
      <text:p text:style-name="P1"/>
      <text:p text:style-name="P1"><text:s/>314: 00:14:47.17 00:14:50.07 <text:s/>Duration 00:00:02.15 <text:s/>39</text:p>
      <text:p text:style-name="P1">Oui. Chaque initiative populaire,</text:p>
      <text:p text:style-name="P1">on les prépare.</text:p>
      <text:p text:style-name="P1"/>
      <text:p text:style-name="P1"><text:s/>315: 00:14:50.12 00:14:52.07 <text:s/>Duration 00:00:01.20 <text:s/>27</text:p>
      <text:p text:style-name="P1">Lorsqu'on sent qu'une est sensible,</text:p>
      <text:p text:style-name="P1"/>
      <text:p text:style-name="P1"><text:s/>316: 00:14:52.11 00:14:55.08 <text:s/>Duration 00:00:02.22 <text:s/>43</text:p>
      <text:p text:style-name="P1">on va faire une communication</text:p>
      <text:p text:style-name="P1">pour expliquer le système suíça.</text:p>
      <text:p text:style-name="P1"/>
      <text:p text:style-name="P1"><text:s/>317: 00:14:55.12 00:14:57.02 <text:s/>Duration 00:00:01.15 <text:s/>24</text:p>
      <text:p text:style-name="P1">- En amont?</text:p>
      <text:p text:style-name="P1">- Bien évidemment.</text:p>
      <text:p text:style-name="P1"/>
      <text:p text:style-name="P1"><text:s/>318: 00:14:57.07 00:14:59.01 <text:s/>Duration 00:00:01.19 <text:s/>26</text:p>
      <text:p text:style-name="P1">Parce qu'on sent les résultats,</text:p>
      <text:p text:style-name="P1"/>
      <text:p text:style-name="P1"><text:s/>319: 00:14:59.05 00:15:02.12 <text:s/>Duration 00:00:03.07 <text:s/>49</text:p>
      <text:p text:style-name="P1">on les préparait</text:p>
      <text:p text:style-name="P1">pour le pire comme pour le bon.</text:p>
      <text:p text:style-name="P1"/>
      <text:p text:style-name="P1"><text:s/>320: 00:15:02.16 00:15:05.03 <text:s/>Duration 00:00:02.12 <text:s/>37</text:p>
      <text:p text:style-name="P1">Le 9 février</text:p>
      <text:p text:style-name="P1">est spécifiquement difficile</text:p>
      <text:p text:style-name="P1"/>
      <text:p text:style-name="P1"><text:s/>321: 00:15:05.07 00:15:08.07 <text:s/>Duration 00:00:03.00 <text:s/>45</text:p>
      <text:p text:style-name="P1">parce qu'il faut communiquer</text:p>
      <text:p text:style-name="P1">vis-à-vis des élites, des médias,</text:p>
      <text:p text:style-name="P1"/>
      <text:p text:style-name="P1"><text:s/>322: 00:15:08.11 00:15:11.06 <text:s/>Duration 00:00:02.20 <text:s/>42</text:p>
      <text:p text:style-name="P1">à des fonctionnaires</text:p>
      <text:p text:style-name="P1">à Berlin, Paris, Bruxelas...</text:p>
      <text:p text:style-name="P1"/>
      <text:p text:style-name="P1"><text:s/>323: 00:15:11.11 00:15:14.08 <text:s/>Duration 00:00:02.22 <text:s/>43</text:p>
      <text:p text:style-name="P1">Et la população qui a tendance</text:p>
      <text:p text:style-name="P1">à penser que é pas mal.</text:p>
      <text:p text:style-name="P1"/>
      <text:p text:style-name="P1"><text:s/>324: 00:15:14.12 00:15:17.18 <text:s/>Duration 00:00:03.06 <text:s/>49</text:p>
      <text:p text:style-name="P1">La população est conservatrice</text:p>
      <text:p text:style-name="P1">sur les questions de migration.</text:p>
      <text:p text:style-name="P1"/>
      <text:p text:style-name="P1"><text:s/>325: 00:15:17.22 00:15:21.03 <text:s/>Duration 00:00:03.06 <text:s/>49</text:p>
      <text:p text:style-name="P1">Là, on est pris dans un dilemme</text:p>
      <text:p text:style-name="P1">de communication pas évident.</text:p>
      <text:p text:style-name="P1"/>
      <text:p text:style-name="P1"><text:s/>326: 00:15:22.14 00:15:25.22 <text:s/>Duration 00:00:03.08 <text:s/>50</text:p>
      <text:p text:style-name="P1">Qu'est-ce qui a récemment agité</text:p>
      <text:p text:style-name="P1"/>
      <text:p text:style-name="P1"><text:s/>327: 00:15:26.02 00:15:28.00 <text:s/>Duration 00:00:01.23 <text:s/>29</text:p>
      <text:p text:style-name="P1">les grands médias étrangers?</text:p>
      <text:p text:style-name="P1"/>
      <text:p text:style-name="P1"><text:s/>328: 00:15:28.04 00:15:29.23 <text:s/>Duration 00:00:01.19 <text:s/>26</text:p>
      <text:p text:style-name="P1">Sur les questions de migration,</text:p>
      <text:p text:style-name="P1"/>
      <text:p text:style-name="P1"><text:s/>329: 00:15:30.02 00:15:32.00 <text:s/>Duration 00:00:01.23 <text:s/>29</text:p>
      <text:p text:style-name="P1">la décision</text:p>
      <text:p text:style-name="P1"><text:soft-page-break/>de la municipalité de Lausanne</text:p>
      <text:p text:style-name="P1"/>
      <text:p text:style-name="P1"><text:s/>330: 00:15:32.04 00:15:34.16 <text:s/>Duration 00:00:02.12 <text:s/>37</text:p>
      <text:p text:style-name="P1">de ne pas accorder</text:p>
      <text:p text:style-name="P1">la nationalité suíça à ce couple</text:p>
      <text:p text:style-name="P1"/>
      <text:p text:style-name="P1"><text:s/>331: 00:15:34.20 00:15:36.16 <text:s/>Duration 00:00:01.21 <text:s/>28</text:p>
      <text:p text:style-name="P1">qui n'a pas voulu répondre</text:p>
      <text:p text:style-name="P1">à des questions</text:p>
      <text:p text:style-name="P1"/>
      <text:p text:style-name="P1"><text:s/>332: 00:15:36.20 00:15:38.03 <text:s/>Duration 00:00:01.08 <text:s/>20</text:p>
      <text:p text:style-name="P1">pour des raisons religieuses.</text:p>
      <text:p text:style-name="P1"/>
      <text:p text:style-name="P1"><text:s/>333: 00:15:38.07 00:15:41.06 <text:s/>Duration 00:00:02.24 <text:s/>44</text:p>
      <text:p text:style-name="P1">L'égalité des sexes, plus fort</text:p>
      <text:p text:style-name="P1">que la liberté de religions.</text:p>
      <text:p text:style-name="P1"/>
      <text:p text:style-name="P1"><text:s/>334: 00:15:41.10 00:15:43.22 <text:s/>Duration 00:00:02.12 <text:s/>37</text:p>
      <text:p text:style-name="P1">Ça, ça a beaucoup intéressé,</text:p>
      <text:p text:style-name="P1">car é dans l'air.</text:p>
      <text:p text:style-name="P1"/>
      <text:p text:style-name="P1"><text:s/>335: 00:15:44.01 00:15:47.17 <text:s/>Duration 00:00:03.16 <text:s/>55</text:p>
      <text:p text:style-name="P1">La question da migration,</text:p>
      <text:p text:style-name="P1">de l'émigration, des nationalités,</text:p>
      <text:p text:style-name="P1"/>
      <text:p text:style-name="P1"><text:s/>336: 00:15:47.21 00:15:52.13 <text:s/>Duration 00:00:04.17 <text:s/>70</text:p>
      <text:p text:style-name="P1">ça, ça a agité...</text:p>
      <text:p text:style-name="P1">beaucoup à l'étranger.</text:p>
      <text:p text:style-name="P1"/>
      <text:p text:style-name="P1"><text:s/>337: 00:15:52.18 00:15:55.18 <text:s/>Duration 00:00:03.00 <text:s/>45</text:p>
      <text:p text:style-name="P1">Mais ça s'agite comment?</text:p>
      <text:p text:style-name="P1">Ça agite, on comprend a Suíça </text:p>
      <text:p text:style-name="P1"/>
      <text:p text:style-name="P1"><text:s/>338: 00:15:55.22 00:15:59.05 <text:s/>Duration 00:00:03.08 <text:s/>50</text:p>
      <text:p text:style-name="P1">ou ça fait partie de l'image plus</text:p>
      <text:p text:style-name="P1">ou ça fait partie de l'image moins?</text:p>
      <text:p text:style-name="P1"/>
      <text:p text:style-name="P1"><text:s/>339: 00:15:59.09 00:16:00.19 <text:s/>Duration 00:00:01.10 <text:s/>21</text:p>
      <text:p text:style-name="P1">Il y a eu du pour et du contre,</text:p>
      <text:p text:style-name="P1"/>
      <text:p text:style-name="P1"><text:s/>340: 00:16:00.23 00:16:04.05 <text:s/>Duration 00:00:03.07 <text:s/>49</text:p>
      <text:p text:style-name="P1">mais je dirais que dans l'ensemble,</text:p>
      <text:p text:style-name="P1">il y a un bon# storytelling.#</text:p>
      <text:p text:style-name="P1"/>
      <text:p text:style-name="P1"><text:s/>341: 00:16:04.09 00:16:07.17 <text:s/>Duration 00:00:03.08 <text:s/>50</text:p>
      <text:p text:style-name="P1">Vous avez une décision claire:</text:p>
      <text:p text:style-name="P1">on n'accorde pas la nationalité,</text:p>
      <text:p text:style-name="P1"/>
      <text:p text:style-name="P1"><text:s/>342: 00:16:07.21 00:16:10.19 <text:s/>Duration 00:00:02.23 <text:s/>44</text:p>
      <text:p text:style-name="P1">car des valeurs constitutionnelles</text:p>
      <text:p text:style-name="P1">sont plus fortes que d'autres.</text:p>
      <text:p text:style-name="P1"/>
      <text:p text:style-name="P1"><text:s/>343: 00:16:10.23 00:16:12.08 <text:s/>Duration 00:00:01.10 <text:s/>21</text:p>
      <text:p text:style-name="P1">Vous avez une décision claire</text:p>
      <text:p text:style-name="P1"/>
      <text:p text:style-name="P1"><text:s/>344: 00:16:12.12 00:16:14.17 <text:s/>Duration 00:00:02.05 <text:s/>33</text:p>
      <text:p text:style-name="P1">dans une Europe</text:p>
      <text:p text:style-name="P1">qui hésite véritablement</text:p>
      <text:p text:style-name="P1"/>
      <text:p text:style-name="P1"><text:s/>345: 00:16:14.21 00:16:18.08 <text:s/>Duration 00:00:03.12 <text:s/>52</text:p>
      <text:p text:style-name="P1"><text:soft-page-break/>pour savoir comment se positionner</text:p>
      <text:p text:style-name="P1">par rapport à l'immigration.</text:p>
      <text:p text:style-name="P1"/>
      <text:p text:style-name="P1"><text:s/>346: 00:16:18.12 00:16:20.04 <text:s/>Duration 00:00:01.17 <text:s/>25</text:p>
      <text:p text:style-name="P1">É positif,</text:p>
      <text:p text:style-name="P1">car a Suíça est claire.</text:p>
      <text:p text:style-name="P1"/>
      <text:p text:style-name="P1"><text:s/>347: 00:16:20.08 00:16:22.11 <text:s/>Duration 00:00:02.03 <text:s/>32</text:p>
      <text:p text:style-name="P1">Certes un peu conservatrice,</text:p>
      <text:p text:style-name="P1">mais claire.</text:p>
      <text:p text:style-name="P1"/>
      <text:p text:style-name="P1"><text:s/>348: 00:16:22.16 00:16:26.18 <text:s/>Duration 00:00:04.02 <text:s/>61</text:p>
      <text:p text:style-name="P1">Quels sont les país où vous devez,</text:p>
      <text:p text:style-name="P1">j'allais dire mettre la briquette,</text:p>
      <text:p text:style-name="P1"/>
      <text:p text:style-name="P1"><text:s/>349: 00:16:26.22 00:16:29.23 <text:s/>Duration 00:00:03.01 <text:s/>46</text:p>
      <text:p text:style-name="P1">mais vraiment travailler beaucoup</text:p>
      <text:p text:style-name="P1">pour renforcer,</text:p>
      <text:p text:style-name="P1"/>
      <text:p text:style-name="P1"><text:s/>350: 00:16:30.02 00:16:32.24 <text:s/>Duration 00:00:02.22 <text:s/>43</text:p>
      <text:p text:style-name="P1">bonifier cette image da Suíça?</text:p>
      <text:p text:style-name="P1">É quoi, vos priorités?</text:p>
      <text:p text:style-name="P1"/>
      <text:p text:style-name="P1"><text:s/>351: 00:16:33.04 00:16:34.12 <text:s/>Duration 00:00:01.08 <text:s/>20</text:p>
      <text:p text:style-name="P1">É surtout les país voisins,</text:p>
      <text:p text:style-name="P1"/>
      <text:p text:style-name="P1"><text:s/>352: 00:16:34.16 00:16:38.01 <text:s/>Duration 00:00:03.10 <text:s/>51</text:p>
      <text:p text:style-name="P1">qui sont dans une relation</text:p>
      <text:p text:style-name="P1">ambivalente avec nous.</text:p>
      <text:p text:style-name="P1"/>
      <text:p text:style-name="P1"><text:s/>353: 00:16:38.05 00:16:40.04 <text:s/>Duration 00:00:01.24 <text:s/>29</text:p>
      <text:p text:style-name="P1">É 60%</text:p>
      <text:p text:style-name="P1">de nos marchés d'exportation,</text:p>
      <text:p text:style-name="P1"/>
      <text:p text:style-name="P1"><text:s/>354: 00:16:40.08 00:16:42.16 <text:s/>Duration 00:00:02.08 <text:s/>35</text:p>
      <text:p text:style-name="P1">ils comprennent pas</text:p>
      <text:p text:style-name="P1">toujours notre política,</text:p>
      <text:p text:style-name="P1"/>
      <text:p text:style-name="P1"><text:s/>355: 00:16:42.20 00:16:46.00 <text:s/>Duration 00:00:03.05 <text:s/>48</text:p>
      <text:p text:style-name="P1">par rapport à ce país</text:p>
      <text:p text:style-name="P1">qui est plutôt isolationniste.</text:p>
      <text:p text:style-name="P1"/>
      <text:p text:style-name="P1"><text:s/>356: 00:16:46.19 00:16:49.05 <text:s/>Duration 00:00:02.11 <text:s/>37</text:p>
      <text:p text:style-name="P1">Il faut montrer pourquoi</text:p>
      <text:p text:style-name="P1">on est isolationnistes,</text:p>
      <text:p text:style-name="P1"/>
      <text:p text:style-name="P1"><text:s/>357: 00:16:49.09 00:16:50.19 <text:s/>Duration 00:00:01.10 <text:s/>21</text:p>
      <text:p text:style-name="P1">et changer l'histoire, aussi.</text:p>
      <text:p text:style-name="P1"/>
      <text:p text:style-name="P1"><text:s/>358: 00:16:50.23 00:16:53.10 <text:s/>Duration 00:00:02.12 <text:s/>37</text:p>
      <text:p text:style-name="P1">Je raconte de nouvelles histoires</text:p>
      <text:p text:style-name="P1">sur a Suíça.</text:p>
      <text:p text:style-name="P1"/>
      <text:p text:style-name="P1"><text:s/>359: 00:16:53.14 00:16:55.21 <text:s/>Duration 00:00:02.07 <text:s/>34</text:p>
      <text:p text:style-name="P1">Dernièrement, on a lancé</text:p>
      <text:p text:style-name="P1">une campagne sur les drones.</text:p>
      <text:p text:style-name="P1"/>
      <text:p text:style-name="P1"><text:s/>360: 00:16:56.00 00:16:58.05 <text:s/>Duration 00:00:02.05 <text:s/>33</text:p>
      <text:p text:style-name="P1">Notre país est en avance</text:p>
      <text:p text:style-name="P1">dans le domaine des drones.</text:p>
      <text:p text:style-name="P1"><text:soft-page-break/></text:p>
      <text:p text:style-name="P1"><text:s/>361: 00:16:58.09 00:17:00.07 <text:s/>Duration 00:00:01.23 <text:s/>29</text:p>
      <text:p text:style-name="P1">On essaie de changer</text:p>
      <text:p text:style-name="P1">un peu le narratif.</text:p>
      <text:p text:style-name="P1"/>
      <text:p text:style-name="P1"><text:s/>362: 00:17:00.11 00:17:02.03 <text:s/>Duration 00:00:01.17 <text:s/>25</text:p>
      <text:p text:style-name="P1">É un gros boulot.</text:p>
      <text:p text:style-name="P1"/>
      <text:p text:style-name="P1"><text:s/>363: 00:17:02.08 00:17:05.10 <text:s/>Duration 00:00:03.02 <text:s/>46</text:p>
      <text:p text:style-name="P1">Et au Brésil, vous avez dit</text:p>
      <text:p text:style-name="P1">que é une brosse à dents...</text:p>
      <text:p text:style-name="P1"/>
      <text:p text:style-name="P1"><text:s/>364: 00:17:05.15 00:17:08.22 <text:s/>Duration 00:00:03.07 <text:s/>49</text:p>
      <text:p text:style-name="P1">Au Brésil, é peut-être moins</text:p>
      <text:p text:style-name="P1">chocolat et fromages,</text:p>
      <text:p text:style-name="P1"/>
      <text:p text:style-name="P1"><text:s/>365: 00:17:09.01 00:17:12.09 <text:s/>Duration 00:00:03.08 <text:s/>50</text:p>
      <text:p text:style-name="P1">mais une brosse à dents super luxe</text:p>
      <text:p text:style-name="P1">que tous les Brésiliens s'arrachent.</text:p>
      <text:p text:style-name="P1"/>
      <text:p text:style-name="P1"><text:s/>366: 00:17:12.13 00:17:15.18 <text:s/>Duration 00:00:03.05 <text:s/>48</text:p>
      <text:p text:style-name="P1">Et au fond, é une production</text:p>
      <text:p text:style-name="P1">d'une image inattendue pour nous</text:p>
      <text:p text:style-name="P1"/>
      <text:p text:style-name="P1"><text:s/>367: 00:17:15.22 00:17:18.14 <text:s/>Duration 00:00:02.17 <text:s/>40</text:p>
      <text:p text:style-name="P1">sur laquelle on peut surfer</text:p>
      <text:p text:style-name="P1">avec beaucoup de plaisir.</text:p>
      <text:p text:style-name="P1"/>
      <text:p text:style-name="P1"><text:s/>368: 00:17:18.18 00:17:22.05 <text:s/>Duration 00:00:03.12 <text:s/>52</text:p>
      <text:p text:style-name="P1">Le país da brosse à dents,</text:p>
      <text:p text:style-name="P1">ça, é du nouveau pour a Suíça.</text:p>
      <text:p text:style-name="P1"/>
      <text:p text:style-name="P1"><text:s/>369: 00:17:23.00 00:17:25.17 <text:s/>Duration 00:00:02.17 <text:s/>40</text:p>
      <text:p text:style-name="P1">À part vous,</text:p>
      <text:p text:style-name="P1">on a un ambassadeur formidable.</text:p>
      <text:p text:style-name="P1"/>
      <text:p text:style-name="P1"><text:s/>370: 00:17:25.21 00:17:29.04 <text:s/>Duration 00:00:03.08 <text:s/>50</text:p>
      <text:p text:style-name="P1">É un adjoint formidable.</text:p>
      <text:p text:style-name="P1">É Roger Federer, non?</text:p>
      <text:p text:style-name="P1"/>
      <text:p text:style-name="P1"><text:s/>371: 00:17:29.09 00:17:32.02 <text:s/>Duration 00:00:02.18 <text:s/>41</text:p>
      <text:p text:style-name="P1">Federer, é génial,</text:p>
      <text:p text:style-name="P1">car non seulement il gagne</text:p>
      <text:p text:style-name="P1"/>
      <text:p text:style-name="P1"><text:s/>372: 00:17:32.06 00:17:34.19 <text:s/>Duration 00:00:02.13 <text:s/>38</text:p>
      <text:p text:style-name="P1">et il incarne</text:p>
      <text:p text:style-name="P1">les valeurs da Suíça,</text:p>
      <text:p text:style-name="P1"/>
      <text:p text:style-name="P1"><text:s/>373: 00:17:34.23 00:17:36.21 <text:s/>Duration 00:00:01.23 <text:s/>29</text:p>
      <text:p text:style-name="P1">précision,</text:p>
      <text:p text:style-name="P1">le Swiss made qui dure longtemps.</text:p>
      <text:p text:style-name="P1"/>
      <text:p text:style-name="P1"><text:s/>374: 00:17:37.00 00:17:39.14 <text:s/>Duration 00:00:02.14 <text:s/>38</text:p>
      <text:p text:style-name="P1">Avec Federer,</text:p>
      <text:p text:style-name="P1">vous en avez pour 30 ans,</text:p>
      <text:p text:style-name="P1"/>
      <text:p text:style-name="P1"><text:s/>375: 00:17:39.18 00:17:41.19 <text:s/>Duration 00:00:02.01 <text:s/>31</text:p>
      <text:p text:style-name="P1">comme lorsque vous achetez</text:p>
      <text:p text:style-name="P1">une montre suíça.</text:p>
      <text:p text:style-name="P1"/>
      <text:p text:style-name="P1"><text:soft-page-break/><text:s/>376: 00:17:41.24 00:17:43.18 <text:s/>Duration 00:00:01.19 <text:s/>26</text:p>
      <text:p text:style-name="P1">Il y a cette proximité</text:p>
      <text:p text:style-name="P1">aux valeurs suíças</text:p>
      <text:p text:style-name="P1"/>
      <text:p text:style-name="P1"><text:s/>377: 00:17:43.22 00:17:47.02 <text:s/>Duration 00:00:03.05 <text:s/>48</text:p>
      <text:p text:style-name="P1">qui nous faire</text:p>
      <text:p text:style-name="P1">un ambassadeur plus que génial.</text:p>
      <text:p text:style-name="P1"/>
      <text:p text:style-name="P1"><text:s/>378: 00:17:47.07 00:17:48.15 <text:s/>Duration 00:00:01.08 <text:s/>20</text:p>
      <text:p text:style-name="P1">Merci, Nicolas Bideau.</text:p>
      <text:p text:style-name="P1"/>
      <text:p text:style-name="P1"><text:s/>379: 00:17:48.19 00:17:51.16 <text:s/>Duration 00:00:02.22 <text:s/>43</text:p>
      <text:p text:style-name="P1">C'était un plaisir</text:p>
      <text:p text:style-name="P1">de vous recevoir sur le plateau.</text:p>
      <text:p text:style-name="P1"/>
      <text:p text:style-name="P1"><text:s/>380: 00:17:51.21 00:17:52.16 <text:s/>Duration 00:00:00.20 <text:s/>12</text:p>
      <text:p text:style-name="P1">Partagé.</text:p>
      <text:p text:style-name="P1"/>
      <text:p text:style-name="P1"><text:s/>381: 00:17:54.05 00:17:55.22 <text:s/>Duration 00:00:01.17 <text:s/>25</text:p>
      <text:p text:style-name="P1">La Suíça et l'Union européenne</text:p>
      <text:p text:style-name="P1"/>
      <text:p text:style-name="P1"><text:s/>382: 00:17:56.01 00:17:57.19 <text:s/>Duration 00:00:01.18 <text:s/>26</text:p>
      <text:p text:style-name="P1">entretiennent</text:p>
      <text:p text:style-name="P1">une relation compliquée</text:p>
      <text:p text:style-name="P1"/>
      <text:p text:style-name="P1"><text:s/>383: 00:17:57.23 00:18:01.03 <text:s/>Duration 00:00:03.05 <text:s/>48</text:p>
      <text:p text:style-name="P1">gérée tant bien que mal</text:p>
      <text:p text:style-name="P1">à travers des accords bilatéraux</text:p>
      <text:p text:style-name="P1"/>
      <text:p text:style-name="P1"><text:s/>384: 00:18:01.07 00:18:03.06 <text:s/>Duration 00:00:01.24 <text:s/>29</text:p>
      <text:p text:style-name="P1">laborieusement négociés.</text:p>
      <text:p text:style-name="P1"/>
      <text:p text:style-name="P1"><text:s/>385: 00:18:03.10 00:18:06.10 <text:s/>Duration 00:00:03.00 <text:s/>45</text:p>
      <text:p text:style-name="P1">Mais les négociations s'enlisent.</text:p>
      <text:p text:style-name="P1">Faut-il parler de crise?</text:p>
      <text:p text:style-name="P1"/>
      <text:p text:style-name="P1"><text:s/>386: 00:18:06.14 00:18:08.22 <text:s/>Duration 00:00:02.08 <text:s/>35</text:p>
      <text:p text:style-name="P1">La Suíça</text:p>
      <text:p text:style-name="P1">ne devient-elle pas une épine</text:p>
      <text:p text:style-name="P1"/>
      <text:p text:style-name="P1"><text:s/>387: 00:18:09.01 00:18:11.17 <text:s/>Duration 00:00:02.16 <text:s/>40</text:p>
      <text:p text:style-name="P1">dans les pieds de l'Union européenne</text:p>
      <text:p text:style-name="P1">au moment du Brexit?</text:p>
      <text:p text:style-name="P1"/>
      <text:p text:style-name="P1"><text:s/>388: 00:18:11.22 00:18:13.13 <text:s/>Duration 00:00:01.16 <text:s/>25</text:p>
      <text:p text:style-name="P1">Le point sur ce dossier kafkaïen</text:p>
      <text:p text:style-name="P1"/>
      <text:p text:style-name="P1"><text:s/>389: 00:18:13.17 00:18:16.24 <text:s/>Duration 00:00:03.07 <text:s/>49</text:p>
      <text:p text:style-name="P1">avec Isabelle Ory,</text:p>
      <text:p text:style-name="P1">correspondante da RTS à Bruxelas.</text:p>
      <text:p text:style-name="P1"/>
      <text:p text:style-name="P1"><text:s/>390: 00:18:17.03 00:18:20.12 <text:s/>Duration 00:00:03.09 <text:s/>50</text:p>
      <text:p text:style-name="P1">Mais encore</text:p>
      <text:p text:style-name="P1"/>
      <text:p text:style-name="P1"><text:s/>391: 00:18:20.16 00:18:22.05 <text:s/>Duration 00:00:01.14 <text:s/>23</text:p>
      <text:p text:style-name="P1">Les relations bilatérales,</text:p>
      <text:p text:style-name="P1"/>
      <text:p text:style-name="P1"><text:s/>392: 00:18:22.09 00:18:25.06 <text:s/>Duration 00:00:02.22 <text:s/>43</text:p>
      <text:p text:style-name="P1">é comme un long feuilleton</text:p>
      <text:p text:style-name="P1">avec de nombreuses saisons,</text:p>
      <text:p text:style-name="P1"><text:soft-page-break/></text:p>
      <text:p text:style-name="P1"><text:s/>393: 00:18:25.10 00:18:27.24 <text:s/>Duration 00:00:02.14 <text:s/>38</text:p>
      <text:p text:style-name="P1">un feuilleton</text:p>
      <text:p text:style-name="P1">qui était déjà compliqué en soi,</text:p>
      <text:p text:style-name="P1"/>
      <text:p text:style-name="P1"><text:s/>394: 00:18:28.03 00:18:30.07 <text:s/>Duration 00:00:02.04 <text:s/>32</text:p>
      <text:p text:style-name="P1">mais qui, depuis le Brexit,</text:p>
      <text:p text:style-name="P1"/>
      <text:p text:style-name="P1"><text:s/>395: 00:18:30.11 00:18:32.15 <text:s/>Duration 00:00:02.04 <text:s/>32</text:p>
      <text:p text:style-name="P1">est devenu quasiment kafkaïen.</text:p>
      <text:p text:style-name="P1"/>
      <text:p text:style-name="P1"><text:s/>396: 00:18:32.19 00:18:33.24 <text:s/>Duration 00:00:01.05 <text:s/>18</text:p>
      <text:p text:style-name="P1">Depuis plusieurs saisons,</text:p>
      <text:p text:style-name="P1"/>
      <text:p text:style-name="P1"><text:s/>397: 00:18:34.03 00:18:37.03 <text:s/>Duration 00:00:03.00 <text:s/>45</text:p>
      <text:p text:style-name="P1">le thème principal,</text:p>
      <text:p text:style-name="P1">é l'avenir da relation.</text:p>
      <text:p text:style-name="P1"/>
      <text:p text:style-name="P1"><text:s/>398: 00:18:37.07 00:18:39.12 <text:s/>Duration 00:00:02.05 <text:s/>33</text:p>
      <text:p text:style-name="P1">L'Union européenne</text:p>
      <text:p text:style-name="P1">voudrait mieux l'encadrer,</text:p>
      <text:p text:style-name="P1"/>
      <text:p text:style-name="P1"><text:s/>399: 00:18:39.16 00:18:42.22 <text:s/>Duration 00:00:03.06 <text:s/>49</text:p>
      <text:p text:style-name="P1">faire un accord-cadre,</text:p>
      <text:p text:style-name="P1">une sorte de mode d'emploi</text:p>
      <text:p text:style-name="P1"/>
      <text:p text:style-name="P1"><text:s/>400: 00:18:43.01 00:18:46.05 <text:s/>Duration 00:00:03.04 <text:s/>47</text:p>
      <text:p text:style-name="P1">pour les accords qui ont été signés</text:p>
      <text:p text:style-name="P1">ces dernières décennies.</text:p>
      <text:p text:style-name="P1"/>
      <text:p text:style-name="P1"><text:s/>401: 00:18:46.09 00:18:49.03 <text:s/>Duration 00:00:02.19 <text:s/>41</text:p>
      <text:p text:style-name="P1">En gros, il dirait</text:p>
      <text:p text:style-name="P1">comment régler les disputes.</text:p>
      <text:p text:style-name="P1"/>
      <text:p text:style-name="P1"><text:s/>402: 00:18:49.07 00:18:51.00 <text:s/>Duration 00:00:01.18 <text:s/>26</text:p>
      <text:p text:style-name="P1">Le problème,</text:p>
      <text:p text:style-name="P1">é que pour y arriver,</text:p>
      <text:p text:style-name="P1"/>
      <text:p text:style-name="P1"><text:s/>403: 00:18:51.04 00:18:53.12 <text:s/>Duration 00:00:02.08 <text:s/>35</text:p>
      <text:p text:style-name="P1">a Suíça devrait faire</text:p>
      <text:p text:style-name="P1">des concessions lourdes,</text:p>
      <text:p text:style-name="P1"/>
      <text:p text:style-name="P1"><text:s/>404: 00:18:53.16 00:18:55.07 <text:s/>Duration 00:00:01.16 <text:s/>25</text:p>
      <text:p text:style-name="P1">symboliquement, políticament.</text:p>
      <text:p text:style-name="P1"/>
      <text:p text:style-name="P1"><text:s/>405: 00:18:55.11 00:18:57.07 <text:s/>Duration 00:00:01.21 <text:s/>28</text:p>
      <text:p text:style-name="P1">Par exemple,</text:p>
      <text:p text:style-name="P1">Bruxelas voudrait que Berne</text:p>
      <text:p text:style-name="P1"/>
      <text:p text:style-name="P1"><text:s/>406: 00:18:57.12 00:19:00.05 <text:s/>Duration 00:00:02.18 <text:s/>41</text:p>
      <text:p text:style-name="P1">renonce</text:p>
      <text:p text:style-name="P1">à ces mesures d'accompagnement</text:p>
      <text:p text:style-name="P1"/>
      <text:p text:style-name="P1"><text:s/>407: 00:19:00.09 00:19:04.08 <text:s/>Duration 00:00:03.24 <text:s/>59</text:p>
      <text:p text:style-name="P1">de la libre circulation et reprenne</text:p>
      <text:p text:style-name="P1">la législation européenne.</text:p>
      <text:p text:style-name="P1"/>
      <text:p text:style-name="P1"><text:s/>408: 00:19:07.23 00:19:10.14 <text:s/>Duration 00:00:02.16 <text:s/>40</text:p>
      <text:p text:style-name="P1">#En Suíça,</text:p>
      <text:p text:style-name="P1">les syndicats se mobilisent.#</text:p>
      <text:p text:style-name="P1"><text:soft-page-break/></text:p>
      <text:p text:style-name="P1"><text:s/>409: 00:19:10.19 00:19:13.17 <text:s/>Duration 00:00:02.23 <text:s/>44</text:p>
      <text:p text:style-name="P1">#Pour eux, les exigences de Bruxelas#</text:p>
      <text:p text:style-name="P1">#sont une menace directe#</text:p>
      <text:p text:style-name="P1"/>
      <text:p text:style-name="P1"><text:s/>410: 00:19:13.22 00:19:14.20 <text:s/>Duration 00:00:00.23 <text:s/>14</text:p>
      <text:p text:style-name="P1">#sur les salaires.#</text:p>
      <text:p text:style-name="P1"/>
      <text:p text:style-name="P1"><text:s/>411: 00:19:14.24 00:19:17.21 <text:s/>Duration 00:00:02.22 <text:s/>43</text:p>
      <text:p text:style-name="P1">#Sur ce sujet,#</text:p>
      <text:p text:style-name="P1">#le Conseil fédéral semblait disposé#</text:p>
      <text:p text:style-name="P1"/>
      <text:p text:style-name="P1"><text:s/>412: 00:19:18.01 00:19:19.22 <text:s/>Duration 00:00:01.21 <text:s/>28</text:p>
      <text:p text:style-name="P1">#à faire des concessions# #à l'Europe.#</text:p>
      <text:p text:style-name="P1"/>
      <text:p text:style-name="P1"><text:s/>413: 00:19:20.01 00:19:24.01 <text:s/>Duration 00:00:04.00 <text:s/>60</text:p>
      <text:p text:style-name="P1">#Mais la classe política gauche#</text:p>
      <text:p text:style-name="P1">#et droite confondue se cabrent.#</text:p>
      <text:p text:style-name="P1"/>
      <text:p text:style-name="P1"><text:s/>414: 00:19:25.21 00:19:27.23 <text:s/>Duration 00:00:02.02 <text:s/>31</text:p>
      <text:p text:style-name="P1">É tendu.</text:p>
      <text:p text:style-name="P1">La Suíça n'est pas pressée,</text:p>
      <text:p text:style-name="P1"/>
      <text:p text:style-name="P1"><text:s/>415: 00:19:28.02 00:19:29.19 <text:s/>Duration 00:00:01.17 <text:s/>25</text:p>
      <text:p text:style-name="P1">mais les Européens veulent conclure.</text:p>
      <text:p text:style-name="P1"/>
      <text:p text:style-name="P1"><text:s/>416: 00:19:29.23 00:19:33.10 <text:s/>Duration 00:00:03.12 <text:s/>52</text:p>
      <text:p text:style-name="P1">Ils mettent la pression, parce qu'ils</text:p>
      <text:p text:style-name="P1">veulent régler le cas suíça,</text:p>
      <text:p text:style-name="P1"/>
      <text:p text:style-name="P1"><text:s/>417: 00:19:33.14 00:19:36.13 <text:s/>Duration 00:00:02.24 <text:s/>44</text:p>
      <text:p text:style-name="P1">mais aussi parce que le dossier</text:p>
      <text:p text:style-name="P1">Brexit pose les mêmes questions</text:p>
      <text:p text:style-name="P1"/>
      <text:p text:style-name="P1"><text:s/>418: 00:19:36.18 00:19:40.00 <text:s/>Duration 00:00:03.07 <text:s/>49</text:p>
      <text:p text:style-name="P1">sur la libre circulation</text:p>
      <text:p text:style-name="P1">des personnes, sur l'accès au marché,</text:p>
      <text:p text:style-name="P1"/>
      <text:p text:style-name="P1"><text:s/>419: 00:19:40.04 00:19:42.00 <text:s/>Duration 00:00:01.21 <text:s/>28</text:p>
      <text:p text:style-name="P1">sur le règlement des différends.</text:p>
      <text:p text:style-name="P1"/>
      <text:p text:style-name="P1"><text:s/>420: 00:19:42.20 00:19:44.21 <text:s/>Duration 00:00:02.01 <text:s/>31</text:p>
      <text:p text:style-name="P1">Et du coup, Bruxelas a peur</text:p>
      <text:p text:style-name="P1"/>
      <text:p text:style-name="P1"><text:s/>421: 00:19:45.00 00:19:47.05 <text:s/>Duration 00:00:02.05 <text:s/>33</text:p>
      <text:p text:style-name="P1">que Londres s'inspire</text:p>
      <text:p text:style-name="P1">de l'exception suíça.</text:p>
      <text:p text:style-name="P1"/>
      <text:p text:style-name="P1"><text:s/>422: 00:19:48.18 00:19:51.18 <text:s/>Duration 00:00:03.00 <text:s/>45</text:p>
      <text:p text:style-name="P1">#La Suíça ne parvient plus#</text:p>
      <text:p text:style-name="P1">#à obtenir tout ce qu'elle veut #</text:p>
      <text:p text:style-name="P1"/>
      <text:p text:style-name="P1"><text:s/>423: 00:19:51.23 00:19:53.16 <text:s/>Duration 00:00:01.18 <text:s/>26</text:p>
      <text:p text:style-name="P1">#d'une Union européenne divisée.#</text:p>
      <text:p text:style-name="P1"/>
      <text:p text:style-name="P1"><text:s/>424: 00:19:53.20 00:19:57.14 <text:s/>Duration 00:00:03.19 <text:s/>56</text:p>
      <text:p text:style-name="P1">#C'était plus facile il y à 25 ans#</text:p>
      <text:p text:style-name="P1">#face à l'Europe des 12.#</text:p>
      <text:p text:style-name="P1"/>
      <text:p text:style-name="P1"><text:s/>425: 00:19:58.08 00:20:01.08 <text:s/>Duration 00:00:03.00 <text:s/>45</text:p>
      <text:p text:style-name="P1"><text:soft-page-break/>Aujourd'hui,</text:p>
      <text:p text:style-name="P1">l'Europe compte 27 membres.</text:p>
      <text:p text:style-name="P1"/>
      <text:p text:style-name="P1"><text:s/>426: 00:20:01.13 00:20:02.13 <text:s/>Duration 00:00:01.00 <text:s/>15</text:p>
      <text:p text:style-name="P1">Elle est en crise.</text:p>
      <text:p text:style-name="P1"/>
      <text:p text:style-name="P1"><text:s/>427: 00:20:02.17 00:20:04.04 <text:s/>Duration 00:00:01.12 <text:s/>22</text:p>
      <text:p text:style-name="P1">Après la crise da zone euro,</text:p>
      <text:p text:style-name="P1"/>
      <text:p text:style-name="P1"><text:s/>428: 00:20:04.08 00:20:08.03 <text:s/>Duration 00:00:03.20 <text:s/>57</text:p>
      <text:p text:style-name="P1">il y a eu le Brexit, le populisme,</text:p>
      <text:p text:style-name="P1">les questions migratoires.</text:p>
      <text:p text:style-name="P1"/>
      <text:p text:style-name="P1"><text:s/>429: 00:20:08.08 00:20:09.21 <text:s/>Duration 00:00:01.13 <text:s/>23</text:p>
      <text:p text:style-name="P1">Elle se pose</text:p>
      <text:p text:style-name="P1">la question de sa survie.</text:p>
      <text:p text:style-name="P1"/>
      <text:p text:style-name="P1"><text:s/>430: 00:20:10.00 00:20:13.12 <text:s/>Duration 00:00:03.12 <text:s/>52</text:p>
      <text:p text:style-name="P1">Elle doit prouver son utilité,</text:p>
      <text:p text:style-name="P1">sa valeur ajoutée,</text:p>
      <text:p text:style-name="P1"/>
      <text:p text:style-name="P1"><text:s/>431: 00:20:13.17 00:20:15.18 <text:s/>Duration 00:00:02.01 <text:s/>31</text:p>
      <text:p text:style-name="P1">prouver qu'on est mieux dedans</text:p>
      <text:p text:style-name="P1">que dehors.</text:p>
      <text:p text:style-name="P1"/>
      <text:p text:style-name="P1"><text:s/>432: 00:20:15.23 00:20:17.16 <text:s/>Duration 00:00:01.18 <text:s/>26</text:p>
      <text:p text:style-name="P1">Or, au milieu du continent,</text:p>
      <text:p text:style-name="P1"/>
      <text:p text:style-name="P1"><text:s/>433: 00:20:17.20 00:20:20.09 <text:s/>Duration 00:00:02.14 <text:s/>38</text:p>
      <text:p text:style-name="P1">il y a ce país prospère,</text:p>
      <text:p text:style-name="P1">compétitif, démocrate</text:p>
      <text:p text:style-name="P1"/>
      <text:p text:style-name="P1"><text:s/>434: 00:20:20.13 00:20:23.13 <text:s/>Duration 00:00:03.00 <text:s/>45</text:p>
      <text:p text:style-name="P1">qui, justement,</text:p>
      <text:p text:style-name="P1">n'est pas dans l'Union européenne.</text:p>
      <text:p text:style-name="P1"/>
      <text:p text:style-name="P1"><text:s/>435: 00:20:23.17 00:20:25.08 <text:s/>Duration 00:00:01.16 <text:s/>25</text:p>
      <text:p text:style-name="P1">Le contre-exemple parfait.</text:p>
      <text:p text:style-name="P1"/>
      <text:p text:style-name="P1"><text:s/>436: 00:20:25.12 00:20:28.15 <text:s/>Duration 00:00:03.03 <text:s/>47</text:p>
      <text:p text:style-name="P1">Une inspiration</text:p>
      <text:p text:style-name="P1">pour beaucoup d'europhobes.</text:p>
      <text:p text:style-name="P1"/>
      <text:p text:style-name="P1"><text:s/>437: 00:20:28.20 00:20:32.14 <text:s/>Duration 00:00:03.19 <text:s/>56</text:p>
      <text:p text:style-name="P1">La réussite suíça ici, elle agace.</text:p>
      <text:p text:style-name="P1">On voudrait qu'elle soit moindre.</text:p>
      <text:p text:style-name="P1"/>
      <text:p text:style-name="P1"><text:s/>438: 00:20:32.18 00:20:33.22 <text:s/>Duration 00:00:01.04 <text:s/>17</text:p>
      <text:p text:style-name="P1">On l'a bien senti.</text:p>
      <text:p text:style-name="P1"/>
      <text:p text:style-name="P1"><text:s/>439: 00:20:34.02 00:20:36.23 <text:s/>Duration 00:00:02.21 <text:s/>43</text:p>
      <text:p text:style-name="P1">Par exemple,</text:p>
      <text:p text:style-name="P1">quand il a été question de reconduire</text:p>
      <text:p text:style-name="P1"/>
      <text:p text:style-name="P1"><text:s/>440: 00:20:37.03 00:20:38.17 <text:s/>Duration 00:00:01.14 <text:s/>23</text:p>
      <text:p text:style-name="P1">l'équivalence</text:p>
      <text:p text:style-name="P1">pour la bourse suíça.</text:p>
      <text:p text:style-name="P1"/>
      <text:p text:style-name="P1"><text:s/>441: 00:20:38.21 00:20:41.00 <text:s/>Duration 00:00:02.04 <text:s/>32</text:p>
      <text:p text:style-name="P1">Pas question de faire des cadeaux.</text:p>
      <text:p text:style-name="P1"><text:soft-page-break/></text:p>
      <text:p text:style-name="P1"><text:s/>442: 00:20:41.04 00:20:44.11 <text:s/>Duration 00:00:03.07 <text:s/>49</text:p>
      <text:p text:style-name="P1">Hors micro, les diplomates</text:p>
      <text:p text:style-name="P1">et les hauts fonctionnaires</text:p>
      <text:p text:style-name="P1"/>
      <text:p text:style-name="P1"><text:s/>443: 00:20:44.15 00:20:46.04 <text:s/>Duration 00:00:01.14 <text:s/>23</text:p>
      <text:p text:style-name="P1">ne cachent pas leur énervement.</text:p>
      <text:p text:style-name="P1"/>
      <text:p text:style-name="P1"><text:s/>444: 00:20:46.08 00:20:47.18 <text:s/>Duration 00:00:01.10 <text:s/>21</text:p>
      <text:p text:style-name="P1">En revanche, devant les caméras,</text:p>
      <text:p text:style-name="P1"/>
      <text:p text:style-name="P1"><text:s/>445: 00:20:47.23 00:20:51.10 <text:s/>Duration 00:00:03.12 <text:s/>52</text:p>
      <text:p text:style-name="P1">là, on ne parle que d'amitié</text:p>
      <text:p text:style-name="P1">et de liens étroits.</text:p>
      <text:p text:style-name="P1"/>
      <text:p text:style-name="P1"><text:s/>446: 00:20:54.20 00:20:57.05 <text:s/>Duration 00:00:02.10 <text:s/>36</text:p>
      <text:p text:style-name="P1">Et voici maintenant notre rubrique</text:p>
      <text:p text:style-name="P1">#Ce jour-là.#</text:p>
      <text:p text:style-name="P1"/>
      <text:p text:style-name="P1"><text:s/>447: 00:20:57.09 00:20:59.22 <text:s/>Duration 00:00:02.13 <text:s/>38</text:p>
      <text:p text:style-name="P1">Chaque semaine, nous vous proposons</text:p>
      <text:p text:style-name="P1">un coup de projecteur</text:p>
      <text:p text:style-name="P1"/>
      <text:p text:style-name="P1"><text:s/>448: 00:21:00.01 00:21:01.24 <text:s/>Duration 00:00:01.23 <text:s/>29</text:p>
      <text:p text:style-name="P1">sur un événement international.</text:p>
      <text:p text:style-name="P1"/>
      <text:p text:style-name="P1"><text:s/>449: 00:21:02.03 00:21:04.13 <text:s/>Duration 00:00:02.10 <text:s/>36</text:p>
      <text:p text:style-name="P1">La Suíça ne fait</text:p>
      <text:p text:style-name="P1">jamais rien comme les autres.</text:p>
      <text:p text:style-name="P1"/>
      <text:p text:style-name="P1"><text:s/>450: 00:21:04.17 00:21:07.02 <text:s/>Duration 00:00:02.10 <text:s/>36</text:p>
      <text:p text:style-name="P1">Elle aura mis longtemps</text:p>
      <text:p text:style-name="P1">avant de rejoindre l'ONU.</text:p>
      <text:p text:style-name="P1"/>
      <text:p text:style-name="P1"><text:s/>451: 00:21:07.07 00:21:08.21 <text:s/>Duration 00:00:01.14 <text:s/>23</text:p>
      <text:p text:style-name="P1">Ce jour-là, à New York,</text:p>
      <text:p text:style-name="P1"/>
      <text:p text:style-name="P1"><text:s/>452: 00:21:09.00 00:21:11.09 <text:s/>Duration 00:00:02.09 <text:s/>35</text:p>
      <text:p text:style-name="P1">notre président</text:p>
      <text:p text:style-name="P1">s'appelait Kaspar Villiger,</text:p>
      <text:p text:style-name="P1"/>
      <text:p text:style-name="P1"><text:s/>453: 00:21:11.13 00:21:13.11 <text:s/>Duration 00:00:01.23 <text:s/>29</text:p>
      <text:p text:style-name="P1">et é un certain</text:p>
      <text:p text:style-name="P1">Dominique de Villepin</text:p>
      <text:p text:style-name="P1"/>
      <text:p text:style-name="P1"><text:s/>454: 00:21:13.15 00:21:16.00 <text:s/>Duration 00:00:02.10 <text:s/>36</text:p>
      <text:p text:style-name="P1">à qui revenait l'honneur</text:p>
      <text:p text:style-name="P1">d'accueillir a Suíça</text:p>
      <text:p text:style-name="P1"/>
      <text:p text:style-name="P1"><text:s/>455: 00:21:16.04 00:21:18.12 <text:s/>Duration 00:00:02.08 <text:s/>35</text:p>
      <text:p text:style-name="P1">dans la grande famille</text:p>
      <text:p text:style-name="P1">des Nations unies.</text:p>
      <text:p text:style-name="P1"/>
      <text:p text:style-name="P1"><text:s/>456: 00:21:18.16 00:21:21.06 <text:s/>Duration 00:00:02.15 <text:s/>39</text:p>
      <text:p text:style-name="P1">#Ce jour-là# raconté par Kevin Gertsch.</text:p>
      <text:p text:style-name="P1"/>
      <text:p text:style-name="P1"><text:s/>457: 00:21:21.10 00:21:24.16 <text:s/>Duration 00:00:03.06 <text:s/>49</text:p>
      <text:p text:style-name="P1">Ce jour-là</text:p>
      <text:p text:style-name="P1"/>
      <text:p text:style-name="P1"><text:s/>458: 00:21:29.23 00:21:31.00 <text:s/>Duration 00:00:01.02 <text:s/>16</text:p>
      <text:p text:style-name="P1"><text:soft-page-break/>La Suíça,</text:p>
      <text:p text:style-name="P1"/>
      <text:p text:style-name="P1"><text:s/>459: 00:21:31.04 00:21:33.12 <text:s/>Duration 00:00:02.08 <text:s/>35</text:p>
      <text:p text:style-name="P1">avec son système</text:p>
      <text:p text:style-name="P1">de démocratie directe,</text:p>
      <text:p text:style-name="P1"/>
      <text:p text:style-name="P1"><text:s/>460: 00:21:33.16 00:21:36.02 <text:s/>Duration 00:00:02.11 <text:s/>37</text:p>
      <text:p text:style-name="P1">élaboré au fil des siècles</text:p>
      <text:p text:style-name="P1"/>
      <text:p text:style-name="P1"><text:s/>461: 00:21:36.06 00:21:39.05 <text:s/>Duration 00:00:02.24 <text:s/>44</text:p>
      <text:p text:style-name="P1">par le patient travail</text:p>
      <text:p text:style-name="P1">des plus grands juristes,</text:p>
      <text:p text:style-name="P1"/>
      <text:p text:style-name="P1"><text:s/>462: 00:21:39.09 00:21:42.18 <text:s/>Duration 00:00:03.09 <text:s/>50</text:p>
      <text:p text:style-name="P1">renforcera l'inspiration démocratique</text:p>
      <text:p text:style-name="P1"/>
      <text:p text:style-name="P1"><text:s/>463: 00:21:43.09 00:21:44.17 <text:s/>Duration 00:00:01.08 <text:s/>20</text:p>
      <text:p text:style-name="P1">de notre organisation.</text:p>
      <text:p text:style-name="P1"/>
      <text:p text:style-name="P1"><text:s/>464: 00:21:47.04 00:21:50.08 <text:s/>Duration 00:00:03.04 <text:s/>47</text:p>
      <text:p text:style-name="P1">#Ce jour-là, le 10 septembre 2002,#</text:p>
      <text:p text:style-name="P1"/>
      <text:p text:style-name="P1"><text:s/>465: 00:21:50.13 00:21:52.16 <text:s/>Duration 00:00:02.03 <text:s/>32</text:p>
      <text:p text:style-name="P1">#a Suíça#, #enfin,</text:p>
      <text:p text:style-name="P1">rejoignait les Nations unies.#</text:p>
      <text:p text:style-name="P1"/>
      <text:p text:style-name="P1"><text:s/>466: 00:21:53.12 00:21:55.15 <text:s/>Duration 00:00:02.03 <text:s/>32</text:p>
      <text:p text:style-name="P1">#Elle en devient# #le 190e État membre,#</text:p>
      <text:p text:style-name="P1"/>
      <text:p text:style-name="P1"><text:s/>467: 00:21:55.20 00:21:59.10 <text:s/>Duration 00:00:03.15 <text:s/>54</text:p>
      <text:p text:style-name="P1">#après les îles de Tuvalu#</text:p>
      <text:p text:style-name="P1">#et juste avant le Timor oriental.#</text:p>
      <text:p text:style-name="P1"/>
      <text:p text:style-name="P1"><text:s/>468: 00:22:00.23 00:22:04.11 <text:s/>Duration 00:00:03.13 <text:s/>53</text:p>
      <text:p text:style-name="P1">#La délégation suíça, emmenée#</text:p>
      <text:p text:style-name="P1">#par le président Kaspar Villiger,#</text:p>
      <text:p text:style-name="P1"/>
      <text:p text:style-name="P1"><text:s/>469: 00:22:04.16 00:22:06.10 <text:s/>Duration 00:00:01.19 <text:s/>26</text:p>
      <text:p text:style-name="P1">#quitte le banc des observateurs.#</text:p>
      <text:p text:style-name="P1"/>
      <text:p text:style-name="P1"><text:s/>470: 00:22:08.03 00:22:12.07 <text:s/>Duration 00:00:04.04 <text:s/>62</text:p>
      <text:p text:style-name="P1">#Elle prend place# #dans l'assemblée,</text:p>
      <text:p text:style-name="P1">entre la Syrie et la Suède.#</text:p>
      <text:p text:style-name="P1"/>
      <text:p text:style-name="P1"><text:s/>471: 00:22:18.15 00:22:20.24 <text:s/>Duration 00:00:02.09 <text:s/>35</text:p>
      <text:p text:style-name="P1">En tant qu'État observateur,</text:p>
      <text:p text:style-name="P1"/>
      <text:p text:style-name="P1"><text:s/>472: 00:22:21.03 00:22:24.10 <text:s/>Duration 00:00:03.07 <text:s/>49</text:p>
      <text:p text:style-name="P1">nous pratiquions déjà</text:p>
      <text:p text:style-name="P1">l'esprit de bon voisinage</text:p>
      <text:p text:style-name="P1"/>
      <text:p text:style-name="P1"><text:s/>473: 00:22:24.14 00:22:27.03 <text:s/>Duration 00:00:02.14 <text:s/>38</text:p>
      <text:p text:style-name="P1">prôné</text:p>
      <text:p text:style-name="P1">par la charte des Nations unies.</text:p>
      <text:p text:style-name="P1"/>
      <text:p text:style-name="P1"><text:s/>474: 00:22:28.07 00:22:31.00 <text:s/>Duration 00:00:02.18 <text:s/>41</text:p>
      <text:p text:style-name="P1">Pourtant l'adhésion pleine et entière</text:p>
      <text:p text:style-name="P1"/>
      <text:p text:style-name="P1"><text:s/>475: 00:22:31.05 00:22:33.05 <text:s/>Duration 00:00:02.00 <text:s/>30</text:p>
      <text:p text:style-name="P1">n'est pas allée de soi.</text:p>
      <text:p text:style-name="P1"><text:soft-page-break/></text:p>
      <text:p text:style-name="P1"><text:s/>476: 00:22:33.09 00:22:36.20 <text:s/>Duration 00:00:03.11 <text:s/>52</text:p>
      <text:p text:style-name="P1">Nombreux de mes concitoyens</text:p>
      <text:p text:style-name="P1">étaient partagés.</text:p>
      <text:p text:style-name="P1"/>
      <text:p text:style-name="P1"><text:s/>477: 00:22:38.16 00:22:40.08 <text:s/>Duration 00:00:01.17 <text:s/>25</text:p>
      <text:p text:style-name="P1">#Partagé, effectivement.#</text:p>
      <text:p text:style-name="P1"/>
      <text:p text:style-name="P1"><text:s/>478: 00:22:40.13 00:22:45.09 <text:s/>Duration 00:00:04.21 <text:s/>73</text:p>
      <text:p text:style-name="P1">#É avec une majorité de 54,6%#</text:p>
      <text:p text:style-name="P1">#que os suíços, 6 mois plus tôt,#</text:p>
      <text:p text:style-name="P1"/>
      <text:p text:style-name="P1"><text:s/>479: 00:22:45.14 00:22:47.05 <text:s/>Duration 00:00:01.16 <text:s/>25</text:p>
      <text:p text:style-name="P1">#avait dit oui#</text:p>
      <text:p text:style-name="P1">#aux Nations unies.#</text:p>
      <text:p text:style-name="P1"/>
      <text:p text:style-name="P1"><text:s/>480: 00:22:49.24 00:22:51.19 <text:s/>Duration 00:00:01.20 <text:s/>27</text:p>
      <text:p text:style-name="P1">#La campagne avait été dure,#</text:p>
      <text:p text:style-name="P1"/>
      <text:p text:style-name="P1"><text:s/>481: 00:22:51.23 00:22:53.18 <text:s/>Duration 00:00:01.20 <text:s/>27</text:p>
      <text:p text:style-name="P1">#face aux partisans</text:p>
      <text:p text:style-name="P1">d'une Suíça ouverte,#</text:p>
      <text:p text:style-name="P1"/>
      <text:p text:style-name="P1"><text:s/>482: 00:22:53.22 00:22:57.21 <text:s/>Duration 00:00:03.24 <text:s/>59</text:p>
      <text:p text:style-name="P1">#une droite conservatrice gardienne</text:p>
      <text:p text:style-name="P1">de notre sacro-sainte neutralité.#</text:p>
      <text:p text:style-name="P1"/>
      <text:p text:style-name="P1"><text:s/>483: 00:23:00.16 00:23:03.02 <text:s/>Duration 00:00:02.11 <text:s/>37</text:p>
      <text:p text:style-name="P1">La neutralité est Suíça.</text:p>
      <text:p text:style-name="P1"/>
      <text:p text:style-name="P1"><text:s/>484: 00:23:03.06 00:23:05.06 <text:s/>Duration 00:00:02.00 <text:s/>30</text:p>
      <text:p text:style-name="P1">É pas une chose</text:p>
      <text:p text:style-name="P1">dont on peut dire:</text:p>
      <text:p text:style-name="P1"/>
      <text:p text:style-name="P1"><text:s/>485: 00:23:05.10 00:23:08.12 <text:s/>Duration 00:00:03.02 <text:s/>46</text:p>
      <text:p text:style-name="P1">"Aujourd'hui,</text:p>
      <text:p text:style-name="P1">elle est un peu autrement qu'hier."</text:p>
      <text:p text:style-name="P1"/>
      <text:p text:style-name="P1"><text:s/>486: 00:23:08.16 00:23:13.08 <text:s/>Duration 00:00:04.17 <text:s/>70</text:p>
      <text:p text:style-name="P1">Ça, é un principe</text:p>
      <text:p text:style-name="P1">qui est bon pour notre país.</text:p>
      <text:p text:style-name="P1"/>
      <text:p text:style-name="P1"><text:s/>487: 00:23:14.20 00:23:17.11 <text:s/>Duration 00:00:02.16 <text:s/>40</text:p>
      <text:p text:style-name="P1">#16 ans auparavant,#</text:p>
      <text:p text:style-name="P1">#é le non qui l'avait emporté.#</text:p>
      <text:p text:style-name="P1"/>
      <text:p text:style-name="P1"><text:s/>488: 00:23:21.22 00:23:25.10 <text:s/>Duration 00:00:03.13 <text:s/>53</text:p>
      <text:p text:style-name="P1">#L'adhésion aux Nations unies avait#</text:p>
      <text:p text:style-name="P1">#été balayée par les 3/4 des votants.#</text:p>
      <text:p text:style-name="P1"/>
      <text:p text:style-name="P1"><text:s/>489: 00:23:28.16 00:23:32.10 <text:s/>Duration 00:00:03.19 <text:s/>56</text:p>
      <text:p text:style-name="P1">Pour prolonger cette émission</text:p>
      <text:p text:style-name="P1">et partager le bonheur suíça,</text:p>
      <text:p text:style-name="P1"/>
      <text:p text:style-name="P1"><text:s/>490: 00:23:32.14 00:23:34.10 <text:s/>Duration 00:00:01.21 <text:s/>28</text:p>
      <text:p text:style-name="P1">suivez la page Facebook</text:p>
      <text:p text:style-name="P1">de Présence Suíça,</text:p>
      <text:p text:style-name="P1"/>
      <text:p text:style-name="P1"><text:s/>491: 00:23:34.14 00:23:36.18 <text:s/>Duration 00:00:02.04 <text:s/>32</text:p>
      <text:p text:style-name="P1">les tribulations</text:p>
      <text:p text:style-name="P1"><text:soft-page-break/>de notre invité du jour,</text:p>
      <text:p text:style-name="P1"/>
      <text:p text:style-name="P1"><text:s/>492: 00:23:36.22 00:23:38.23 <text:s/>Duration 00:00:02.01 <text:s/>31</text:p>
      <text:p text:style-name="P1">l'ambassadeur Nicolas Bideau.</text:p>
      <text:p text:style-name="P1"/>
      <text:p text:style-name="P1"><text:s/>493: 00:23:39.13 00:23:42.23 <text:s/>Duration 00:00:03.10 <text:s/>51</text:p>
      <text:p text:style-name="P1">À signaler,</text:p>
      <text:p text:style-name="P1">l'essai política de Joëlle Kuntz,</text:p>
      <text:p text:style-name="P1"/>
      <text:p text:style-name="P1"><text:s/>494: 00:23:43.02 00:23:44.23 <text:s/>Duration 00:00:01.21 <text:s/>28</text:p>
      <text:p text:style-name="P1">#La Suíça</text:p>
      <text:p text:style-name="P1">ou le génie da dépendance,#</text:p>
      <text:p text:style-name="P1"/>
      <text:p text:style-name="P1"><text:s/>495: 00:23:45.02 00:23:48.22 <text:s/>Duration 00:00:03.20 <text:s/>57</text:p>
      <text:p text:style-name="P1">publié en 2013</text:p>
      <text:p text:style-name="P1">aux éditions Zoé, de Genève.</text:p>
      <text:p text:style-name="P1"/>
      <text:p text:style-name="P1"><text:s/>496: 00:23:49.01 00:23:52.08 <text:s/>Duration 00:00:03.07 <text:s/>49</text:p>
      <text:p text:style-name="P1">L'auteure souligne dans la conclusion</text:p>
      <text:p text:style-name="P1">que la chute du mur de Berlin</text:p>
      <text:p text:style-name="P1"/>
      <text:p text:style-name="P1"><text:s/>497: 00:23:52.12 00:23:54.24 <text:s/>Duration 00:00:02.12 <text:s/>37</text:p>
      <text:p text:style-name="P1">a entraîné a Suíça</text:p>
      <text:p text:style-name="P1">dans une attitude de repli,</text:p>
      <text:p text:style-name="P1"/>
      <text:p text:style-name="P1"><text:s/>498: 00:23:55.03 00:23:58.00 <text:s/>Duration 00:00:02.22 <text:s/>43</text:p>
      <text:p text:style-name="P1">au lieu de favoriser un débat</text:p>
      <text:p text:style-name="P1">sur la place da confédération</text:p>
      <text:p text:style-name="P1"/>
      <text:p text:style-name="P1"><text:s/>499: 00:23:58.04 00:24:00.23 <text:s/>Duration 00:00:02.19 <text:s/>41</text:p>
      <text:p text:style-name="P1">dans un mundo</text:p>
      <text:p text:style-name="P1">plus ouvert et plus coopératif.</text:p>
      <text:p text:style-name="P1"/>
      <text:p text:style-name="P1"><text:s/>500: 00:24:01.02 00:24:03.17 <text:s/>Duration 00:00:02.15 <text:s/>39</text:p>
      <text:p text:style-name="P1">Le país a peur, il n'ose pas.</text:p>
      <text:p text:style-name="P1"/>
      <text:p text:style-name="P1"><text:s/>501: 00:24:04.18 00:24:06.22 <text:s/>Duration 00:00:02.04 <text:s/>32</text:p>
      <text:p text:style-name="P1">Enfin, sur le site RTS archive,</text:p>
      <text:p text:style-name="P1"/>
      <text:p text:style-name="P1"><text:s/>502: 00:24:07.01 00:24:10.20 <text:s/>Duration 00:00:03.19 <text:s/>56</text:p>
      <text:p text:style-name="P1">un documentaire intitulé #Pèlerinage:#</text:p>
      <text:p text:style-name="P1">#Dieu, le rock et la patrie,#</text:p>
      <text:p text:style-name="P1"/>
      <text:p text:style-name="P1"><text:s/>503: 00:24:10.24 00:24:12.18 <text:s/>Duration 00:00:01.19 <text:s/>26</text:p>
      <text:p text:style-name="P1">une production du magazine #Viva.#</text:p>
      <text:p text:style-name="P1"/>
      <text:p text:style-name="P1"><text:s/>504: 00:24:12.22 00:24:15.12 <text:s/>Duration 00:00:02.15 <text:s/>39</text:p>
      <text:p text:style-name="P1">Et é à revoir sur RTS Play.</text:p>
      <text:p text:style-name="P1"/>
      <text:p text:style-name="P1"><text:s/>505: 00:24:17.05 00:24:19.22 <text:s/>Duration 00:00:02.17 <text:s/>40</text:p>
      <text:p text:style-name="P1">#Est-ce qu'on pourrait dire</text:p>
      <text:p text:style-name="P1">qu'il y a un cercle de protection#</text:p>
      <text:p text:style-name="P1"/>
      <text:p text:style-name="P1"><text:s/>506: 00:24:20.01 00:24:21.11 <text:s/>Duration 00:00:01.10 <text:s/>21</text:p>
      <text:p text:style-name="P1">#autour da Suíça?#</text:p>
      <text:p text:style-name="P1"/>
      <text:p text:style-name="P1"><text:s/>507: 00:24:21.15 00:24:23.17 <text:s/>Duration 00:00:02.02 <text:s/>31</text:p>
      <text:p text:style-name="P1">Oui, on le pourrait tout à fait.</text:p>
      <text:p text:style-name="P1"/>
      <text:p text:style-name="P1"><text:s/>508: 00:24:23.21 00:24:24.23 <text:s/>Duration 00:00:01.02 <text:s/>16</text:p>
      <text:p text:style-name="P1"><text:soft-page-break/>Il suffit de l'activer</text:p>
      <text:p text:style-name="P1"/>
      <text:p text:style-name="P1"><text:s/>509: 00:24:25.02 00:24:28.09 <text:s/>Duration 00:00:03.07 <text:s/>49</text:p>
      <text:p text:style-name="P1">et chaque Suíça est alors</text:p>
      <text:p text:style-name="P1">responsable d'y participer,</text:p>
      <text:p text:style-name="P1"/>
      <text:p text:style-name="P1"><text:s/>510: 00:24:29.00 00:24:32.06 <text:s/>Duration 00:00:03.06 <text:s/>49</text:p>
      <text:p text:style-name="P1">parce que ce qui a été juré au Grütli</text:p>
      <text:p text:style-name="P1">vaut toujours.</text:p>
      <text:p text:style-name="P1"/>
      <text:p text:style-name="P1"><text:s/>511: 00:24:34.08 00:24:36.09 <text:s/>Duration 00:00:02.01 <text:s/>31</text:p>
      <text:p text:style-name="P1">Il ne faut pas</text:p>
      <text:p text:style-name="P1">vouloir transformer a Suíça,</text:p>
      <text:p text:style-name="P1"/>
      <text:p text:style-name="P1"><text:s/>512: 00:24:36.13 00:24:38.16 <text:s/>Duration 00:00:02.03 <text:s/>32</text:p>
      <text:p text:style-name="P1">imiter l'Amérique ou autre chose.</text:p>
      <text:p text:style-name="P1"/>
      <text:p text:style-name="P1"><text:s/>513: 00:24:38.20 00:24:41.15 <text:s/>Duration 00:00:02.20 <text:s/>42</text:p>
      <text:p text:style-name="P1">Il ne faut pas</text:p>
      <text:p text:style-name="P1">vouloir refaire l'histoire.</text:p>
      <text:p text:style-name="P1"/>
      <text:p text:style-name="P1"><text:s/>514: 00:24:41.19 00:24:43.17 <text:s/>Duration 00:00:01.23 <text:s/>29</text:p>
      <text:p text:style-name="P1">La Suíça reste a Suíça.</text:p>
      <text:p text:style-name="P1"/>
      <text:p text:style-name="P1"><text:s/>515: 00:24:48.12 00:24:51.13 <text:s/>Duration 00:00:03.01 <text:s/>46</text:p>
      <text:p text:style-name="P1">Après le bonheur suíça,</text:p>
      <text:p text:style-name="P1">les malheurs du Yémen.</text:p>
      <text:p text:style-name="P1"/>
      <text:p text:style-name="P1"><text:s/>516: 00:24:51.17 00:24:55.18 <text:s/>Duration 00:00:04.01 <text:s/>61</text:p>
      <text:p text:style-name="P1">Ce sera la semaine prochaine dans</text:p>
      <text:p text:style-name="P1">une nouvelle édition de #Géopolitis.#</text:p>
      <text:p text:style-name="P1"/>
      <text:p text:style-name="P1"><text:s/>517: 00:24:55.22 00:24:59.12 <text:s/>Duration 00:00:03.15 <text:s/>54</text:p>
      <text:p text:style-name="P1">Merci de votre fidélité.</text:p>
      <text:p text:style-name="P1">Excellente semaine à vous tous.</text:p>
      <text:p text:style-name="P1"/>
      <text:p text:style-name="P1"><text:s/>518: 00:24:59.16 00:25:00.14 <text:s/>Duration 00:00:00.23 <text:s/>14</text:p>
      <text:p text:style-name="P1">À bientôt.</text:p>
      <text:p text:style-name="P1"/>
      <text:p text:style-name="P1"><text:s/>519: 00:25:04.13 00:25:07.13 <text:s/>Duration 00:00:03.00 <text:s/>45</text:p>
      <text:p text:style-name="P1">Sous-titrage: ECLAIR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Grade_25_20azul" draw:display-name="Grade%20azul" xlink:href="Pictures/100000000000011A000003C793B76448E6F2636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Grade_25_20azul" draw:fill-image-width="7.5cm" draw:fill-image-height="1cm" style:repeat="repeat" draw:fill-image-ref-point-x="0%" draw:fill-image-ref-point-y="0%" draw:fill-image-ref-point="left" draw:tile-repeat-offset="0% vertical" style:footnote-max-height="0cm">
        <style:background-image xlink:href="Pictures/100000000000011A000003C793B76448E6F26366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ngLui</meta:initial-creator>
    <meta:editing-cycles>4</meta:editing-cycles>
    <meta:creation-date>2018-09-14T09:47:00</meta:creation-date>
    <dc:date>2018-09-18T08:40:25.684000000</dc:date>
    <meta:editing-duration>PT10H4S</meta:editing-duration>
    <meta:generator>LibreOffice/6.1.0.3$Windows_X86_64 LibreOffice_project/efb621ed25068d70781dc026f7e9c5187a4decd1</meta:generator>
    <meta:document-statistic meta:table-count="0" meta:image-count="0" meta:object-count="0" meta:page-count="32" meta:paragraph-count="1382" meta:word-count="6733" meta:character-count="49910" meta:non-whitespace-character-count="4289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